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0/Pictures/2000000E000000DD000000DDD0DA4599.svm" manifest:media-type=""/>
  <manifest:file-entry manifest:full-path="Object 10/Pictures/2000000E000000DF000000DF01722B8D.svm" manifest:media-type=""/>
  <manifest:file-entry manifest:full-path="Object 10/Pictures/2000000E000000DD000000DD1075693C.svm" manifest:media-type="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1/Pictures/2000000E000000DF000000DFA92DCD5F.svm" manifest:media-type=""/>
  <manifest:file-entry manifest:full-path="Object 1/Pictures/100000000000005E0000005E60E90F8C.png" manifest:media-type="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Pictures/100000000000005E0000005E4FF81E94.png" manifest:media-type=""/>
  <manifest:file-entry manifest:full-path="Object 3/Pictures/100000000000005E0000005E71533790.png" manifest:media-type="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Pictures/2000000E000000DD000000DDD0DA4599.svm" manifest:media-type=""/>
  <manifest:file-entry manifest:full-path="Object 4/Pictures/2000000E000000DF000000DF01722B8D.svm" manifest:media-type=""/>
  <manifest:file-entry manifest:full-path="Object 4/Pictures/2000000E000000DD000000DD1075693C.svm" manifest:media-type="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Pictures/2000000E000000DD000000DDA6BDB0EC.svm" manifest:media-type="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Pictures/100000000000005E0000005E7FDCEED9.png" manifest:media-type="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54cm"/>
    </style:style>
    <style:style style:name="co3" style:family="table-column">
      <style:table-column-properties fo:break-before="auto" style:column-width="1.827cm"/>
    </style:style>
    <style:style style:name="co4" style:family="table-column">
      <style:table-column-properties fo:break-before="auto" style:column-width="3.119cm"/>
    </style:style>
    <style:style style:name="co5" style:family="table-column">
      <style:table-column-properties fo:break-before="auto" style:column-width="2.323cm"/>
    </style:style>
    <style:style style:name="co6" style:family="table-column">
      <style:table-column-properties fo:break-before="auto" style:column-width="3.644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2.318cm"/>
    </style:style>
    <style:style style:name="co9" style:family="table-column">
      <style:table-column-properties fo:break-before="auto" style:column-width="2.295cm"/>
    </style:style>
    <style:style style:name="co10" style:family="table-column">
      <style:table-column-properties fo:break-before="auto" style:column-width="3.318cm"/>
    </style:style>
    <style:style style:name="co11" style:family="table-column">
      <style:table-column-properties fo:break-before="auto" style:column-width="3.141cm"/>
    </style:style>
    <style:style style:name="co12" style:family="table-column">
      <style:table-column-properties fo:break-before="auto" style:column-width="2.805cm"/>
    </style:style>
    <style:style style:name="co13" style:family="table-column">
      <style:table-column-properties fo:break-before="auto" style:column-width="2.588cm"/>
    </style:style>
    <style:style style:name="co14" style:family="table-column">
      <style:table-column-properties fo:break-before="auto" style:column-width="3.2cm"/>
    </style:style>
    <style:style style:name="co15" style:family="table-column">
      <style:table-column-properties fo:break-before="auto" style:column-width="1.877cm"/>
    </style:style>
    <style:style style:name="co16" style:family="table-column">
      <style:table-column-properties fo:break-before="auto" style:column-width="1.462cm"/>
    </style:style>
    <style:style style:name="co17" style:family="table-column">
      <style:table-column-properties fo:break-before="auto" style:column-width="1.896cm"/>
    </style:style>
    <style:style style:name="co18" style:family="table-column">
      <style:table-column-properties fo:break-before="auto" style:column-width="2.549cm"/>
    </style:style>
    <style:style style:name="co19" style:family="table-column">
      <style:table-column-properties fo:break-before="auto" style:column-width="2.983cm"/>
    </style:style>
    <style:style style:name="co20" style:family="table-column">
      <style:table-column-properties fo:break-before="auto" style:column-width="1.245cm"/>
    </style:style>
    <style:style style:name="co21" style:family="table-column">
      <style:table-column-properties fo:break-before="auto" style:column-width="1.20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0000ff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"/>
    <style:style style:name="ce4" style:family="table-cell" style:parent-style-name="Default">
      <style:table-cell-properties fo:background-color="#0000ff" fo:border="0.06pt solid #000000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fo:border="0.06pt solid #000000"/>
      <style:text-properties style:text-underline-style="non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horndale AMT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0000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84">
      <style:table-cell-properties fo:wrap-option="wrap"/>
      <style:text-properties style:use-window-font-color="true" style:text-outline="false" style:text-line-through-style="none" style:font-name="Thorndale AMT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2"/>
    <style:style style:name="ce12" style:family="table-cell" style:parent-style-name="Default">
      <style:table-cell-properties fo:background-color="#0000ff" fo:border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color="#000000"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0000ff" fo:border="0.06pt solid #000000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17" style:family="table-cell" style:parent-style-name="Default" style:data-style-name="N2">
      <style:table-cell-properties fo:border="0.06pt solid #000000"/>
      <style:text-properties style:text-underline-style="none" fo:font-weight="normal" style:font-weight-asian="normal" style:font-weight-complex="normal"/>
    </style:style>
    <style:style style:name="ce18" style:family="table-cell" style:parent-style-name="Default" style:data-style-name="N2">
      <style:text-properties fo:font-weight="normal" style:font-weight-asian="normal" style:font-weight-complex="normal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font-name="Thorndale AMT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use-window-font-color="true" style:text-outline="false" style:text-line-through-style="none" style:font-name="Thorndale AMT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lanilha1" table:style-name="ta1">
        <table:shapes>
          <draw:frame draw:z-index="0" draw:style-name="gr1" draw:text-style-name="P1" svg:width="15.999cm" svg:height="8.999cm" svg:x="8.944cm" svg:y="0.16cm">
            <draw:object draw:notify-on-update-of-ranges="Planilha1.A2:Planilha1.A6 Planilha1.B1:Planilha1.B1 Planilha1.B2:Planilha1.B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table:formula="of:=1/[.A2]"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table:formula="of:=1/[.A3]" office:value-type="float" office:value="0.5">
            <text:p>0,5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33">
            <text:p>0,3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float" office:value="4">
            <text:p>4</text:p>
          </table:table-cell>
          <table:table-cell table:formula="of:=1/[.A5]" office:value-type="float" office:value="0.25">
            <text:p>0,25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table:formula="of:=1/[.A6]" office:value-type="float" office:value="0.2">
            <text:p>0,2</text:p>
          </table:table-cell>
          <table:table-cell table:number-columns-repeated="8"/>
        </table:table-row>
      </table:table>
      <table:table table:name="Planilha2" table:style-name="ta1">
        <table:shapes>
          <draw:frame draw:z-index="0" draw:style-name="gr1" draw:text-style-name="P1" svg:width="21.49cm" svg:height="13.733cm" svg:x="33.312cm" svg:y="3.23cm">
            <draw:object draw:notify-on-update-of-ranges="Planilha2.A2:Planilha2.A9 Planilha2.B1:Planilha2.B1 Planilha2.B2:Planilha2.B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1.49cm" svg:height="13.733cm" svg:x="9.596cm" svg:y="2.016cm">
            <draw:object draw:notify-on-update-of-ranges="Planilha2.A2:Planilha2.A9 Planilha2.B1:Planilha2.B1 Planilha2.B2:Planilha2.B9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row table:style-name="ro1">
          <table:table-cell table:style-name="ce1" office:value-type="string">
            <text:p>Material</text:p>
          </table:table-cell>
          <table:table-cell table:style-name="ce1" office:value-type="string">
            <text:p>Lucro (%)</text:p>
          </table:table-cell>
        </table:table-row>
        <table:table-row table:style-name="ro1">
          <table:table-cell office:value-type="string">
            <text:p>Caneta</text:p>
          </table:table-cell>
          <table:table-cell office:value-type="percentage" office:value="0.33333">
            <text:p>33,33%</text:p>
          </table:table-cell>
        </table:table-row>
        <table:table-row table:style-name="ro1">
          <table:table-cell office:value-type="string">
            <text:p>Lápis</text:p>
          </table:table-cell>
          <table:table-cell office:value-type="percentage" office:value="0.3">
            <text:p>30,00%</text:p>
          </table:table-cell>
        </table:table-row>
        <table:table-row table:style-name="ro1">
          <table:table-cell office:value-type="string">
            <text:p>Clips</text:p>
          </table:table-cell>
          <table:table-cell office:value-type="percentage" office:value="0.4646464">
            <text:p>46,46%</text:p>
          </table:table-cell>
        </table:table-row>
        <table:table-row table:style-name="ro1">
          <table:table-cell office:value-type="string">
            <text:p>Borracha</text:p>
          </table:table-cell>
          <table:table-cell office:value-type="percentage" office:value="0.2">
            <text:p>20,00%</text:p>
          </table:table-cell>
        </table:table-row>
        <table:table-row table:style-name="ro1">
          <table:table-cell office:value-type="string">
            <text:p>Grampeador</text:p>
          </table:table-cell>
          <table:table-cell office:value-type="percentage" office:value="0.25">
            <text:p>25,00%</text:p>
          </table:table-cell>
        </table:table-row>
        <table:table-row table:style-name="ro1">
          <table:table-cell office:value-type="string">
            <text:p>Papel</text:p>
          </table:table-cell>
          <table:table-cell office:value-type="percentage" office:value="1">
            <text:p>100,00%</text:p>
          </table:table-cell>
        </table:table-row>
        <table:table-row table:style-name="ro1">
          <table:table-cell office:value-type="string">
            <text:p>Grampo</text:p>
          </table:table-cell>
          <table:table-cell office:value-type="percentage" office:value="0.589858">
            <text:p>58,99%</text:p>
          </table:table-cell>
        </table:table-row>
        <table:table-row table:style-name="ro1">
          <table:table-cell office:value-type="string">
            <text:p>Agenda</text:p>
          </table:table-cell>
          <table:table-cell office:value-type="percentage" office:value="0.4">
            <text:p>40,00%</text:p>
          </table:table-cell>
        </table:table-row>
      </table:table>
      <table:table table:name="Planilha4" table:style-name="ta1">
        <table:shapes>
          <draw:frame draw:z-index="0" draw:style-name="gr1" draw:text-style-name="P1" svg:width="19.168cm" svg:height="10.674cm" svg:x="4.819cm" svg:y="1.978cm">
            <draw:object draw:notify-on-update-of-ranges="Planilha4.B1:Planilha4.N1 Planilha4.A2:Planilha4.A2 Planilha4.B2:Planilha4.N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default-cell-style-name="ce4"/>
        <table:table-column table:style-name="co3" table:number-columns-repeated="13" table:default-cell-style-name="ce5"/>
        <table:table-row table:style-name="ro1">
          <table:table-cell office:value-type="string">
            <text:p>Mês</text:p>
          </table:table-cell>
          <table:table-cell office:value-type="string">
            <text:p>abr/2012</text:p>
          </table:table-cell>
          <table:table-cell office:value-type="string">
            <text:p>mai/2012</text:p>
          </table:table-cell>
          <table:table-cell office:value-type="string">
            <text:p>jun/2012</text:p>
          </table:table-cell>
          <table:table-cell office:value-type="string">
            <text:p>jul/2012</text:p>
          </table:table-cell>
          <table:table-cell office:value-type="string">
            <text:p>ago/2012</text:p>
          </table:table-cell>
          <table:table-cell office:value-type="string">
            <text:p>set/2012</text:p>
          </table:table-cell>
          <table:table-cell office:value-type="string">
            <text:p>out/2012</text:p>
          </table:table-cell>
          <table:table-cell office:value-type="string">
            <text:p>nov/2012</text:p>
          </table:table-cell>
          <table:table-cell office:value-type="string">
            <text:p>dez/2012</text:p>
          </table:table-cell>
          <table:table-cell office:value-type="string">
            <text:p>jan/2013</text:p>
          </table:table-cell>
          <table:table-cell office:value-type="string">
            <text:p>fev/2013</text:p>
          </table:table-cell>
          <table:table-cell office:value-type="string">
            <text:p>mar/2013</text:p>
          </table:table-cell>
          <table:table-cell office:value-type="string">
            <text:p>abr/2013</text:p>
          </table:table-cell>
        </table:table-row>
        <table:table-row table:style-name="ro1">
          <table:table-cell office:value-type="string">
            <text:p>Precipitação (mm)</text:p>
          </table:table-cell>
          <table:table-cell table:style-name="ce6" office:value-type="float" office:value="110.7">
            <text:p>110,70</text:p>
          </table:table-cell>
          <table:table-cell table:style-name="ce6" office:value-type="float" office:value="26.9">
            <text:p>26,90</text:p>
          </table:table-cell>
          <table:table-cell table:style-name="ce6" office:value-type="float" office:value="159.5">
            <text:p>159,50</text:p>
          </table:table-cell>
          <table:table-cell table:style-name="ce6" office:value-type="float" office:value="3.8">
            <text:p>3,80</text:p>
          </table:table-cell>
          <table:table-cell table:style-name="ce6" office:value-type="float" office:value="0">
            <text:p>0,00</text:p>
          </table:table-cell>
          <table:table-cell table:style-name="ce6" office:value-type="float" office:value="64.3">
            <text:p>64,30</text:p>
          </table:table-cell>
          <table:table-cell table:style-name="ce6" office:value-type="float" office:value="17.5">
            <text:p>17,50</text:p>
          </table:table-cell>
          <table:table-cell table:style-name="ce6" office:value-type="float" office:value="115.3">
            <text:p>115,30</text:p>
          </table:table-cell>
          <table:table-cell table:style-name="ce6" office:value-type="float" office:value="65">
            <text:p>65,00</text:p>
          </table:table-cell>
          <table:table-cell table:style-name="ce6" office:value-type="float" office:value="301.7">
            <text:p>301,70</text:p>
          </table:table-cell>
          <table:table-cell table:style-name="ce6" office:value-type="float" office:value="145.3">
            <text:p>145,30</text:p>
          </table:table-cell>
          <table:table-cell table:style-name="ce6" office:value-type="float" office:value="194.8">
            <text:p>194,80</text:p>
          </table:table-cell>
          <table:table-cell table:style-name="ce6" office:value-type="float" office:value="143">
            <text:p>143,00</text:p>
          </table:table-cell>
        </table:table-row>
        <table:table-row table:style-name="ro1">
          <table:table-cell table:style-name="Default"/>
          <table:table-cell table:style-name="ce7" table:number-columns-repeated="13"/>
        </table:table-row>
        <table:table-row table:style-name="ro1">
          <table:table-cell table:style-name="Default" table:number-columns-repeated="7"/>
          <table:table-cell table:style-name="ce8"/>
          <table:table-cell table:style-name="Default" table:number-columns-repeated="6"/>
        </table:table-row>
      </table:table>
      <table:table table:name="Planilha5" table:style-name="ta1">
        <table:shapes>
          <draw:frame draw:z-index="0" draw:style-name="gr1" draw:text-style-name="P1" svg:width="17.518cm" svg:height="10.226cm" svg:x="3.976cm" svg:y="0.016cm">
            <draw:object draw:notify-on-update-of-ranges="Planilha5.A3:Planilha5.A15 Planilha5.B2:Planilha5.B2 Planilha5.B3:Planilha5.B15 Planilha5.C2:Planilha5.C2 Planilha5.C3:Planilha5.C15 Planilha5.D2:Planilha5.D2 Planilha5.D3:Planilha5.D15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7.513cm" svg:height="11.163cm" svg:x="4.418cm" svg:y="14.016cm">
            <draw:object draw:notify-on-update-of-ranges="Planilha5.A3:Planilha5.A15 Planilha5.B2:Planilha5.B2 Planilha5.B3:Planilha5.B15 Planilha5.C2:Planilha5.C2 Planilha5.C3:Planilha5.C15 Planilha5.D2:Planilha5.D2 Planilha5.D3:Planilha5.D15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1" table:default-cell-style-name="Default"/>
        <table:table-row table:style-name="ro1">
          <table:table-cell table:style-name="ce4"/>
          <table:table-cell table:style-name="ce9" office:value-type="string" table:number-columns-spanned="3" table:number-rows-spanned="1">
            <text:p>Precipitação (mm)</text:p>
          </table:table-cell>
          <table:covered-table-cell table:style-name="ce4"/>
          <table:covered-table-cell/>
          <table:table-cell table:number-columns-repeated="21"/>
        </table:table-row>
        <table:table-row table:style-name="ro1">
          <table:table-cell table:style-name="ce4" office:value-type="string">
            <text:p>Mês</text:p>
          </table:table-cell>
          <table:table-cell table:style-name="ce4" office:value-type="string">
            <text:p>Ilha Solteira – SP</text:p>
          </table:table-cell>
          <table:table-cell table:style-name="ce4" office:value-type="string">
            <text:p>Itapura – SP</text:p>
          </table:table-cell>
          <table:table-cell table:style-name="ce4" office:value-type="string">
            <text:p>Pereira Barreto – SP</text:p>
          </table:table-cell>
          <table:table-cell table:number-columns-repeated="21"/>
        </table:table-row>
        <table:table-row table:style-name="ro1">
          <table:table-cell table:style-name="ce5" office:value-type="string">
            <text:p>abr/2012</text:p>
          </table:table-cell>
          <table:table-cell table:style-name="ce6" office:value-type="float" office:value="110.7">
            <text:p>110,70</text:p>
          </table:table-cell>
          <table:table-cell table:style-name="ce6" office:value-type="float" office:value="64.5">
            <text:p>64,50</text:p>
          </table:table-cell>
          <table:table-cell table:style-name="ce6" office:value-type="float" office:value="76.7">
            <text:p>76,70</text:p>
          </table:table-cell>
          <table:table-cell table:number-columns-repeated="21"/>
        </table:table-row>
        <table:table-row table:style-name="ro1">
          <table:table-cell table:style-name="ce5" office:value-type="string">
            <text:p>mai/2012</text:p>
          </table:table-cell>
          <table:table-cell table:style-name="ce6" office:value-type="float" office:value="26.9">
            <text:p>26,90</text:p>
          </table:table-cell>
          <table:table-cell table:style-name="ce6" office:value-type="float" office:value="65.3">
            <text:p>65,30</text:p>
          </table:table-cell>
          <table:table-cell table:style-name="ce6" office:value-type="float" office:value="55.9">
            <text:p>55,90</text:p>
          </table:table-cell>
          <table:table-cell table:number-columns-repeated="21"/>
        </table:table-row>
        <table:table-row table:style-name="ro1">
          <table:table-cell table:style-name="ce5" office:value-type="string">
            <text:p>jun/2012</text:p>
          </table:table-cell>
          <table:table-cell table:style-name="ce6" office:value-type="float" office:value="159.5">
            <text:p>159,50</text:p>
          </table:table-cell>
          <table:table-cell table:style-name="ce6" office:value-type="float" office:value="124.5">
            <text:p>124,50</text:p>
          </table:table-cell>
          <table:table-cell table:style-name="ce6" office:value-type="float" office:value="156.2">
            <text:p>156,20</text:p>
          </table:table-cell>
          <table:table-cell table:number-columns-repeated="21"/>
        </table:table-row>
        <table:table-row table:style-name="ro1">
          <table:table-cell table:style-name="ce5" office:value-type="string">
            <text:p>jul/2012</text:p>
          </table:table-cell>
          <table:table-cell table:style-name="ce6" office:value-type="float" office:value="3.8">
            <text:p>3,80</text:p>
          </table:table-cell>
          <table:table-cell table:style-name="ce6" office:value-type="float" office:value="3.6">
            <text:p>3,60</text:p>
          </table:table-cell>
          <table:table-cell table:style-name="ce6" office:value-type="float" office:value="5.6">
            <text:p>5,60</text:p>
          </table:table-cell>
          <table:table-cell table:number-columns-repeated="21"/>
        </table:table-row>
        <table:table-row table:style-name="ro1">
          <table:table-cell table:style-name="ce5" office:value-type="string">
            <text:p>ago/2012</text:p>
          </table:table-cell>
          <table:table-cell table:style-name="ce6" office:value-type="float" office:value="0">
            <text:p>0,00</text:p>
          </table:table-cell>
          <table:table-cell table:style-name="ce6" office:value-type="float" office:value="0.5">
            <text:p>0,50</text:p>
          </table:table-cell>
          <table:table-cell table:style-name="ce6" office:value-type="float" office:value="0">
            <text:p>0,00</text:p>
          </table:table-cell>
          <table:table-cell table:number-columns-repeated="21"/>
        </table:table-row>
        <table:table-row table:style-name="ro1">
          <table:table-cell table:style-name="ce5" office:value-type="string">
            <text:p>set/2012</text:p>
          </table:table-cell>
          <table:table-cell table:style-name="ce6" office:value-type="float" office:value="64.3">
            <text:p>64,30</text:p>
          </table:table-cell>
          <table:table-cell table:style-name="ce6" office:value-type="float" office:value="131.8">
            <text:p>131,80</text:p>
          </table:table-cell>
          <table:table-cell table:style-name="ce6" office:value-type="float" office:value="71.4">
            <text:p>71,40</text:p>
          </table:table-cell>
          <table:table-cell table:number-columns-repeated="21"/>
        </table:table-row>
        <table:table-row table:style-name="ro1">
          <table:table-cell table:style-name="ce5" office:value-type="string">
            <text:p>out/2012</text:p>
          </table:table-cell>
          <table:table-cell table:style-name="ce6" office:value-type="float" office:value="17.5">
            <text:p>17,50</text:p>
          </table:table-cell>
          <table:table-cell table:style-name="ce6" office:value-type="float" office:value="34.5">
            <text:p>34,50</text:p>
          </table:table-cell>
          <table:table-cell table:style-name="ce6" office:value-type="float" office:value="25.9">
            <text:p>25,90</text:p>
          </table:table-cell>
          <table:table-cell table:number-columns-repeated="21"/>
        </table:table-row>
        <table:table-row table:style-name="ro1">
          <table:table-cell table:style-name="ce5" office:value-type="string">
            <text:p>nov/2012</text:p>
          </table:table-cell>
          <table:table-cell table:style-name="ce6" office:value-type="float" office:value="115.3">
            <text:p>115,30</text:p>
          </table:table-cell>
          <table:table-cell table:style-name="ce6" office:value-type="float" office:value="83.8">
            <text:p>83,80</text:p>
          </table:table-cell>
          <table:table-cell table:style-name="ce6" office:value-type="float" office:value="80">
            <text:p>80,00</text:p>
          </table:table-cell>
          <table:table-cell table:number-columns-repeated="21"/>
        </table:table-row>
        <table:table-row table:style-name="ro1">
          <table:table-cell table:style-name="ce5" office:value-type="string">
            <text:p>dez/2012</text:p>
          </table:table-cell>
          <table:table-cell table:style-name="ce6" office:value-type="float" office:value="65">
            <text:p>65,00</text:p>
          </table:table-cell>
          <table:table-cell table:style-name="ce6" office:value-type="float" office:value="141.7">
            <text:p>141,70</text:p>
          </table:table-cell>
          <table:table-cell table:style-name="ce6" office:value-type="float" office:value="203.1">
            <text:p>203,10</text:p>
          </table:table-cell>
          <table:table-cell table:number-columns-repeated="21"/>
        </table:table-row>
        <table:table-row table:style-name="ro1">
          <table:table-cell table:style-name="ce5" office:value-type="string">
            <text:p>jan/2013</text:p>
          </table:table-cell>
          <table:table-cell table:style-name="ce6" office:value-type="float" office:value="301.7">
            <text:p>301,70</text:p>
          </table:table-cell>
          <table:table-cell table:style-name="ce6" office:value-type="float" office:value="74.9">
            <text:p>74,90</text:p>
          </table:table-cell>
          <table:table-cell table:style-name="ce6" office:value-type="float" office:value="161.3">
            <text:p>161,30</text:p>
          </table:table-cell>
          <table:table-cell table:number-columns-repeated="21"/>
        </table:table-row>
        <table:table-row table:style-name="ro1">
          <table:table-cell table:style-name="ce5" office:value-type="string">
            <text:p>fev/2013</text:p>
          </table:table-cell>
          <table:table-cell table:style-name="ce6" office:value-type="float" office:value="145.3">
            <text:p>145,30</text:p>
          </table:table-cell>
          <table:table-cell table:style-name="ce6" office:value-type="float" office:value="245.1">
            <text:p>245,10</text:p>
          </table:table-cell>
          <table:table-cell table:style-name="ce6" office:value-type="float" office:value="144.5">
            <text:p>144,50</text:p>
          </table:table-cell>
          <table:table-cell table:number-columns-repeated="21"/>
        </table:table-row>
        <table:table-row table:style-name="ro1">
          <table:table-cell table:style-name="ce5" office:value-type="string">
            <text:p>mar/2013</text:p>
          </table:table-cell>
          <table:table-cell table:style-name="ce6" office:value-type="float" office:value="194.8">
            <text:p>194,80</text:p>
          </table:table-cell>
          <table:table-cell table:style-name="ce6" office:value-type="float" office:value="204.7">
            <text:p>204,70</text:p>
          </table:table-cell>
          <table:table-cell table:style-name="ce6" office:value-type="float" office:value="188.2">
            <text:p>188,20</text:p>
          </table:table-cell>
          <table:table-cell/>
          <table:table-cell table:style-name="ce10"/>
          <table:table-cell table:style-name="ce7" table:number-columns-repeated="19"/>
        </table:table-row>
        <table:table-row table:style-name="ro1">
          <table:table-cell table:style-name="ce5" office:value-type="string">
            <text:p>abr/2013</text:p>
          </table:table-cell>
          <table:table-cell table:style-name="ce6" office:value-type="float" office:value="143">
            <text:p>143,00</text:p>
          </table:table-cell>
          <table:table-cell table:style-name="ce6" office:value-type="float" office:value="80.8">
            <text:p>80,80</text:p>
          </table:table-cell>
          <table:table-cell table:style-name="ce6" office:value-type="float" office:value="131.8">
            <text:p>131,80</text:p>
          </table:table-cell>
          <table:table-cell/>
          <table:table-cell table:style-name="ce10"/>
          <table:table-cell table:style-name="ce7" table:number-columns-repeated="19"/>
        </table:table-row>
        <table:table-row table:style-name="ro1" table:number-rows-repeated="11">
          <table:table-cell table:number-columns-repeated="5"/>
          <table:table-cell table:style-name="ce10"/>
          <table:table-cell table:style-name="ce7" table:number-columns-repeated="19"/>
        </table:table-row>
        <table:table-row table:style-name="ro1" table:number-rows-repeated="15">
          <table:table-cell table:number-columns-repeated="25"/>
        </table:table-row>
        <table:table-row table:style-name="ro1">
          <table:table-cell table:number-columns-repeated="9"/>
          <table:table-cell table:style-name="ce2"/>
          <table:table-cell table:number-columns-repeated="15"/>
        </table:table-row>
      </table:table>
      <table:table table:name="Planilha6" table:style-name="ta1">
        <table:shapes>
          <draw:frame draw:z-index="0" draw:style-name="gr1" draw:text-style-name="P1" svg:width="15.999cm" svg:height="8.999cm" svg:x="8.167cm" svg:y="0.1cm">
            <draw:object draw:notify-on-update-of-ranges="Planilha6.A2:Planilha6.A8 Planilha6.B1:Planilha6.B1 Planilha6.B2:Planilha6.B8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8"/>
        <table:table-column table:style-name="co7" table:default-cell-style-name="ce11"/>
        <table:table-column table:style-name="co1" table:number-columns-repeated="2" table:default-cell-style-name="Default"/>
        <table:table-row table:style-name="ro1">
          <table:table-cell table:style-name="ce4" office:value-type="string">
            <text:p>altura (cm)</text:p>
          </table:table-cell>
          <table:table-cell table:style-name="ce4" office:value-type="string">
            <text:p>Frequência</text:p>
          </table:table-cell>
          <table:table-cell table:style-name="ce4" office:value-type="string">
            <text:p>Frequência Relativa</text:p>
          </table:table-cell>
          <table:table-cell table:number-columns-repeated="2"/>
        </table:table-row>
        <table:table-row table:style-name="ro1">
          <table:table-cell office:value-type="string">
            <text:p>&lt;150</text:p>
          </table:table-cell>
          <table:table-cell office:value-type="float" office:value="0">
            <text:p>0</text:p>
          </table:table-cell>
          <table:table-cell table:formula="of:=[.B2]/[.$B$9]" office:value-type="float" office:value="0">
            <text:p>0,00</text:p>
          </table:table-cell>
          <table:table-cell table:number-columns-repeated="2"/>
        </table:table-row>
        <table:table-row table:style-name="ro1">
          <table:table-cell office:value-type="string">
            <text:p>150-160</text:p>
          </table:table-cell>
          <table:table-cell office:value-type="float" office:value="10">
            <text:p>10</text:p>
          </table:table-cell>
          <table:table-cell table:formula="of:=[.B3]/[.$B$9]" office:value-type="float" office:value="0.111111111111111">
            <text:p>0,11</text:p>
          </table:table-cell>
          <table:table-cell table:number-columns-repeated="2"/>
        </table:table-row>
        <table:table-row table:style-name="ro1">
          <table:table-cell office:value-type="string">
            <text:p>160-160</text:p>
          </table:table-cell>
          <table:table-cell office:value-type="float" office:value="20">
            <text:p>20</text:p>
          </table:table-cell>
          <table:table-cell table:formula="of:=[.B4]/[.$B$9]" office:value-type="float" office:value="0.222222222222222">
            <text:p>0,22</text:p>
          </table:table-cell>
          <table:table-cell table:number-columns-repeated="2"/>
        </table:table-row>
        <table:table-row table:style-name="ro1">
          <table:table-cell office:value-type="string">
            <text:p>170-180</text:p>
          </table:table-cell>
          <table:table-cell office:value-type="float" office:value="30">
            <text:p>30</text:p>
          </table:table-cell>
          <table:table-cell table:formula="of:=[.B5]/[.$B$9]" office:value-type="float" office:value="0.333333333333333">
            <text:p>0,33</text:p>
          </table:table-cell>
          <table:table-cell table:number-columns-repeated="2"/>
        </table:table-row>
        <table:table-row table:style-name="ro1">
          <table:table-cell office:value-type="string">
            <text:p>180-190</text:p>
          </table:table-cell>
          <table:table-cell office:value-type="float" office:value="20">
            <text:p>20</text:p>
          </table:table-cell>
          <table:table-cell table:formula="of:=[.B6]/[.$B$9]" office:value-type="float" office:value="0.222222222222222">
            <text:p>0,22</text:p>
          </table:table-cell>
          <table:table-cell table:number-columns-repeated="2"/>
        </table:table-row>
        <table:table-row table:style-name="ro1">
          <table:table-cell office:value-type="string">
            <text:p>190-200</text:p>
          </table:table-cell>
          <table:table-cell office:value-type="float" office:value="10">
            <text:p>10</text:p>
          </table:table-cell>
          <table:table-cell table:formula="of:=[.B7]/[.$B$9]" office:value-type="float" office:value="0.111111111111111">
            <text:p>0,11</text:p>
          </table:table-cell>
          <table:table-cell table:number-columns-repeated="2"/>
        </table:table-row>
        <table:table-row table:style-name="ro1">
          <table:table-cell office:value-type="string">
            <text:p>&gt;200</text:p>
          </table:table-cell>
          <table:table-cell office:value-type="float" office:value="0">
            <text:p>0</text:p>
          </table:table-cell>
          <table:table-cell table:formula="of:=[.B8]/[.$B$9]" office:value-type="float" office:value="0">
            <text:p>0,00</text:p>
          </table:table-cell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table:style-name="Default" table:formula="of:=SUM([.B2:.B8])" office:value-type="float" office:value="90">
            <text:p>90</text:p>
          </table:table-cell>
          <table:table-cell table:formula="of:=[.B9]/[.$B$9]" office:value-type="float" office:value="1">
            <text:p>1,00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table-cell table:style-name="ce2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</table:table-row>
      </table:table>
      <table:table table:name="Planilha7" table:style-name="ta1">
        <table:shapes>
          <draw:frame draw:z-index="0" draw:style-name="gr1" draw:text-style-name="P1" svg:width="14.376cm" svg:height="9.747cm" svg:x="7.358cm" svg:y="0.037cm">
            <draw:object draw:notify-on-update-of-ranges="Planilha7.B2:Planilha7.B14 Planilha7.C1:Planilha7.C1 Planilha7.C2:Planilha7.C14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19.965cm" svg:height="13.704cm" svg:x="6.829cm" svg:y="19.116cm">
            <draw:object draw:notify-on-update-of-ranges="Planilha7.A2:Planilha7.A14 Planilha7.B1:Planilha7.B1 Planilha7.B2:Planilha7.B14 Planilha7.C1:Planilha7.C1 Planilha7.C2:Planilha7.C14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ce5"/>
        <table:table-column table:style-name="co1" table:number-columns-repeated="2" table:default-cell-style-name="ce6"/>
        <table:table-row table:style-name="ro1">
          <table:table-cell table:style-name="ce4" office:value-type="string">
            <text:p>Mês</text:p>
          </table:table-cell>
          <table:table-cell table:style-name="ce4" office:value-type="string">
            <text:p>Precipitação (mm)</text:p>
          </table:table-cell>
          <table:table-cell table:style-name="ce4" office:value-type="string">
            <text:p>UR min(%)</text:p>
          </table:table-cell>
        </table:table-row>
        <table:table-row table:style-name="ro1">
          <table:table-cell office:value-type="string">
            <text:p>abr/2012</text:p>
          </table:table-cell>
          <table:table-cell office:value-type="float" office:value="110.7">
            <text:p>110,70</text:p>
          </table:table-cell>
          <table:table-cell office:value-type="float" office:value="50.4">
            <text:p>50,40</text:p>
          </table:table-cell>
        </table:table-row>
        <table:table-row table:style-name="ro1">
          <table:table-cell office:value-type="string">
            <text:p>mai/2012</text:p>
          </table:table-cell>
          <table:table-cell office:value-type="float" office:value="26.9">
            <text:p>26,90</text:p>
          </table:table-cell>
          <table:table-cell office:value-type="float" office:value="52.1">
            <text:p>52,10</text:p>
          </table:table-cell>
        </table:table-row>
        <table:table-row table:style-name="ro1">
          <table:table-cell office:value-type="string">
            <text:p>jun/2012</text:p>
          </table:table-cell>
          <table:table-cell office:value-type="float" office:value="159.5">
            <text:p>159,50</text:p>
          </table:table-cell>
          <table:table-cell office:value-type="float" office:value="57.4">
            <text:p>57,40</text:p>
          </table:table-cell>
        </table:table-row>
        <table:table-row table:style-name="ro1">
          <table:table-cell office:value-type="string">
            <text:p>jul/2012</text:p>
          </table:table-cell>
          <table:table-cell office:value-type="float" office:value="3.8">
            <text:p>3,80</text:p>
          </table:table-cell>
          <table:table-cell office:value-type="float" office:value="39.9">
            <text:p>39,90</text:p>
          </table:table-cell>
        </table:table-row>
        <table:table-row table:style-name="ro1">
          <table:table-cell office:value-type="string">
            <text:p>ago/2012</text:p>
          </table:table-cell>
          <table:table-cell office:value-type="float" office:value="0">
            <text:p>0,00</text:p>
          </table:table-cell>
          <table:table-cell office:value-type="float" office:value="32.5">
            <text:p>32,50</text:p>
          </table:table-cell>
        </table:table-row>
        <table:table-row table:style-name="ro1">
          <table:table-cell office:value-type="string">
            <text:p>set/2012</text:p>
          </table:table-cell>
          <table:table-cell office:value-type="float" office:value="64.3">
            <text:p>64,30</text:p>
          </table:table-cell>
          <table:table-cell office:value-type="float" office:value="32.3">
            <text:p>32,30</text:p>
          </table:table-cell>
        </table:table-row>
        <table:table-row table:style-name="ro1">
          <table:table-cell office:value-type="string">
            <text:p>out/2012</text:p>
          </table:table-cell>
          <table:table-cell office:value-type="float" office:value="17.5">
            <text:p>17,50</text:p>
          </table:table-cell>
          <table:table-cell office:value-type="float" office:value="36">
            <text:p>36,00</text:p>
          </table:table-cell>
        </table:table-row>
        <table:table-row table:style-name="ro1">
          <table:table-cell office:value-type="string">
            <text:p>nov/2012</text:p>
          </table:table-cell>
          <table:table-cell office:value-type="float" office:value="115.3">
            <text:p>115,30</text:p>
          </table:table-cell>
          <table:table-cell office:value-type="float" office:value="45.7">
            <text:p>45,70</text:p>
          </table:table-cell>
        </table:table-row>
        <table:table-row table:style-name="ro1">
          <table:table-cell office:value-type="string">
            <text:p>dez/2012</text:p>
          </table:table-cell>
          <table:table-cell office:value-type="float" office:value="65">
            <text:p>65,00</text:p>
          </table:table-cell>
          <table:table-cell office:value-type="float" office:value="46.7">
            <text:p>46,70</text:p>
          </table:table-cell>
        </table:table-row>
        <table:table-row table:style-name="ro1">
          <table:table-cell office:value-type="string">
            <text:p>jan/2013</text:p>
          </table:table-cell>
          <table:table-cell office:value-type="float" office:value="301.7">
            <text:p>301,70</text:p>
          </table:table-cell>
          <table:table-cell office:value-type="float" office:value="65">
            <text:p>65,00</text:p>
          </table:table-cell>
        </table:table-row>
        <table:table-row table:style-name="ro1">
          <table:table-cell office:value-type="string">
            <text:p>fev/2013</text:p>
          </table:table-cell>
          <table:table-cell office:value-type="float" office:value="145.3">
            <text:p>145,30</text:p>
          </table:table-cell>
          <table:table-cell office:value-type="float" office:value="56.3">
            <text:p>56,30</text:p>
          </table:table-cell>
        </table:table-row>
        <table:table-row table:style-name="ro1">
          <table:table-cell office:value-type="string">
            <text:p>mar/2013</text:p>
          </table:table-cell>
          <table:table-cell office:value-type="float" office:value="194.8">
            <text:p>194,80</text:p>
          </table:table-cell>
          <table:table-cell office:value-type="float" office:value="58.3">
            <text:p>58,30</text:p>
          </table:table-cell>
        </table:table-row>
        <table:table-row table:style-name="ro1">
          <table:table-cell office:value-type="string">
            <text:p>abr/2013</text:p>
          </table:table-cell>
          <table:table-cell office:value-type="float" office:value="143">
            <text:p>143,00</text:p>
          </table:table-cell>
          <table:table-cell office:value-type="float" office:value="55.9">
            <text:p>55,90</text:p>
          </table:table-cell>
        </table:table-row>
      </table:table>
      <table:table table:name="Planilha8" table:style-name="ta1">
        <table:shapes>
          <draw:frame draw:z-index="0" draw:style-name="gr1" draw:text-style-name="P1" svg:width="15.999cm" svg:height="8.999cm" svg:x="7.207cm" svg:y="1.441cm">
            <draw:object draw:notify-on-update-of-ranges="Planilha8.A2:Planilha8.A5 Planilha8.B1:Planilha8.B1 Planilha8.B2:Planilha8.B5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8" table:default-cell-style-name="ce13"/>
        <table:table-column table:style-name="co9" table:default-cell-style-name="ce13"/>
        <table:table-row table:style-name="ro1">
          <table:table-cell table:style-name="ce12" office:value-type="string">
            <text:p>Candidatos</text:p>
          </table:table-cell>
          <table:table-cell table:style-name="ce12" office:value-type="string">
            <text:p>Preferência</text:p>
          </table:table-cell>
        </table:table-row>
        <table:table-row table:style-name="ro1">
          <table:table-cell office:value-type="string">
            <text:p>Cand.1</text:p>
          </table:table-cell>
          <table:table-cell office:value-type="float" office:value="750">
            <text:p>750</text:p>
          </table:table-cell>
        </table:table-row>
        <table:table-row table:style-name="ro1">
          <table:table-cell office:value-type="string">
            <text:p>Cand.2</text:p>
          </table:table-cell>
          <table:table-cell office:value-type="float" office:value="350">
            <text:p>350</text:p>
          </table:table-cell>
        </table:table-row>
        <table:table-row table:style-name="ro1">
          <table:table-cell office:value-type="string">
            <text:p>Cand.3</text:p>
          </table:table-cell>
          <table:table-cell table:style-name="ce14" office:value-type="float" office:value="980">
            <text:p>980</text:p>
          </table:table-cell>
        </table:table-row>
        <table:table-row table:style-name="ro1">
          <table:table-cell office:value-type="string">
            <text:p>Cand.4</text:p>
          </table:table-cell>
          <table:table-cell table:style-name="ce14" office:value-type="float" office:value="700">
            <text:p>700</text:p>
          </table:table-cell>
        </table:table-row>
      </table:table>
      <table:table table:name="Planilha9" table:style-name="ta1">
        <table:shapes>
          <draw:frame draw:z-index="0" draw:style-name="gr1" draw:text-style-name="P1" svg:width="9.893cm" svg:height="6.932cm" svg:x="0.534cm" svg:y="7.139cm">
            <draw:object draw:notify-on-update-of-ranges="Planilha9.E3:Planilha9.E15 Planilha9.F2:Planilha9.F2 Planilha9.F3:Planilha9.F15 Planilha9.E3:Planilha9.E15 Planilha9.G2:Planilha9.G2 Planilha9.G3:Planilha9.G15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ce5"/>
        <table:table-column table:style-name="co10" table:default-cell-style-name="ce6"/>
        <table:table-column table:style-name="co1" table:default-cell-style-name="ce6"/>
        <table:table-column table:style-name="co1" table:default-cell-style-name="Default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3" table:default-cell-style-name="ce8"/>
        <table:table-column table:style-name="co14" table:default-cell-style-name="Default"/>
        <table:table-column table:style-name="co1" table:default-cell-style-name="Default"/>
        <table:table-row table:style-name="ro1">
          <table:table-cell table:style-name="ce4" table:number-columns-repeated="3"/>
          <table:table-cell/>
          <table:table-cell table:style-name="ce12"/>
          <table:table-cell table:style-name="ce12" office:value-type="string">
            <text:p>a</text:p>
          </table:table-cell>
          <table:table-cell table:style-name="ce12" office:value-type="float" office:value="37.79542751">
            <text:p>37,79542751</text:p>
          </table:table-cell>
          <table:table-cell table:style-name="ce12" office:value-type="string">
            <text:p>b</text:p>
          </table:table-cell>
          <table:table-cell table:style-name="ce12" office:value-type="float" office:value="0.1017654269">
            <text:p>0,1017654269</text:p>
          </table:table-cell>
          <table:table-cell table:style-name="ce12"/>
        </table:table-row>
        <table:table-row table:style-name="ro1">
          <table:table-cell table:style-name="ce4" office:value-type="string">
            <text:p>Mês</text:p>
          </table:table-cell>
          <table:table-cell table:style-name="ce4" office:value-type="string">
            <text:p>Precipitação (mm)</text:p>
          </table:table-cell>
          <table:table-cell table:style-name="ce4" office:value-type="string">
            <text:p>UR min(%)</text:p>
          </table:table-cell>
          <table:table-cell/>
          <table:table-cell table:style-name="ce12" office:value-type="string">
            <text:p>X</text:p>
          </table:table-cell>
          <table:table-cell table:style-name="ce12" office:value-type="string">
            <text:p>Yobs</text:p>
          </table:table-cell>
          <table:table-cell table:style-name="ce12" office:value-type="string">
            <text:p>Yest</text:p>
          </table:table-cell>
          <table:table-cell table:style-name="ce12" office:value-type="string">
            <text:p>Yobs-Ybarra</text:p>
          </table:table-cell>
          <table:table-cell table:style-name="ce12" office:value-type="string">
            <text:p>Yest-Ybarra</text:p>
          </table:table-cell>
          <table:table-cell table:style-name="ce12" office:value-type="string">
            <text:p>Yobs-Yest</text:p>
          </table:table-cell>
        </table:table-row>
        <table:table-row table:style-name="ro1">
          <table:table-cell office:value-type="string">
            <text:p>abr/2012</text:p>
          </table:table-cell>
          <table:table-cell office:value-type="float" office:value="110.7">
            <text:p>110,70</text:p>
          </table:table-cell>
          <table:table-cell office:value-type="float" office:value="50.4">
            <text:p>50,40</text:p>
          </table:table-cell>
          <table:table-cell/>
          <table:table-cell office:value-type="float" office:value="110.7">
            <text:p>110,70</text:p>
          </table:table-cell>
          <table:table-cell office:value-type="float" office:value="50.4">
            <text:p>50,40</text:p>
          </table:table-cell>
          <table:table-cell table:formula="of:=[.$G$1]+[.$I$1]*[.E3]" office:value-type="float" office:value="49.06086026783">
            <text:p>49,06</text:p>
          </table:table-cell>
          <table:table-cell table:formula="of:=([.F3]-AVERAGE([.$F$3:.$F$15]))^2" office:value-type="float" office:value="4.21828402366866">
            <text:p>4,2182840237</text:p>
          </table:table-cell>
          <table:table-cell table:formula="of:=([.G3]-AVERAGE([.$F$3:.$F$15]))^2" office:value-type="float" office:value="0.510805269185144">
            <text:p>0,5108052692</text:p>
          </table:table-cell>
          <table:table-cell table:formula="of:=([.F3]-[.G3])^2" office:value-type="float" office:value="1.79329522227633">
            <text:p>1,7932952223</text:p>
          </table:table-cell>
        </table:table-row>
        <table:table-row table:style-name="ro1">
          <table:table-cell office:value-type="string">
            <text:p>mai/2012</text:p>
          </table:table-cell>
          <table:table-cell office:value-type="float" office:value="26.9">
            <text:p>26,90</text:p>
          </table:table-cell>
          <table:table-cell office:value-type="float" office:value="52.1">
            <text:p>52,10</text:p>
          </table:table-cell>
          <table:table-cell/>
          <table:table-cell office:value-type="float" office:value="26.9">
            <text:p>26,90</text:p>
          </table:table-cell>
          <table:table-cell office:value-type="float" office:value="52.1">
            <text:p>52,10</text:p>
          </table:table-cell>
          <table:table-cell table:formula="of:=[.$G$1]+[.$I$1]*[.E4]" office:value-type="float" office:value="40.53291749361">
            <text:p>40,53</text:p>
          </table:table-cell>
          <table:table-cell table:formula="of:=([.F4]-AVERAGE([.$F$3:.$F$15]))^2" office:value-type="float" office:value="14.0913609467456">
            <text:p>14,0913609467</text:p>
          </table:table-cell>
          <table:table-cell table:formula="of:=([.G4]-AVERAGE([.$F$3:.$F$15]))^2" office:value-type="float" office:value="61.0466623007126">
            <text:p>61,0466623007</text:p>
          </table:table-cell>
          <table:table-cell table:formula="of:=([.F4]-[.G4])^2" office:value-type="float" office:value="133.797397709634">
            <text:p>133,7973977096</text:p>
          </table:table-cell>
        </table:table-row>
        <table:table-row table:style-name="ro1">
          <table:table-cell office:value-type="string">
            <text:p>jun/2012</text:p>
          </table:table-cell>
          <table:table-cell office:value-type="float" office:value="159.5">
            <text:p>159,50</text:p>
          </table:table-cell>
          <table:table-cell office:value-type="float" office:value="57.4">
            <text:p>57,40</text:p>
          </table:table-cell>
          <table:table-cell/>
          <table:table-cell office:value-type="float" office:value="159.5">
            <text:p>159,50</text:p>
          </table:table-cell>
          <table:table-cell office:value-type="float" office:value="57.4">
            <text:p>57,40</text:p>
          </table:table-cell>
          <table:table-cell table:formula="of:=[.$G$1]+[.$I$1]*[.E5]" office:value-type="float" office:value="54.02701310055">
            <text:p>54,03</text:p>
          </table:table-cell>
          <table:table-cell table:formula="of:=([.F5]-AVERAGE([.$F$3:.$F$15]))^2" office:value-type="float" office:value="81.9721301775149">
            <text:p>81,9721301775</text:p>
          </table:table-cell>
          <table:table-cell table:formula="of:=([.G5]-AVERAGE([.$F$3:.$F$15]))^2" office:value-type="float" office:value="32.2721618682586">
            <text:p>32,2721618683</text:p>
          </table:table-cell>
          <table:table-cell table:formula="of:=([.F5]-[.G5])^2" office:value-type="float" office:value="11.3770406238613">
            <text:p>11,3770406239</text:p>
          </table:table-cell>
        </table:table-row>
        <table:table-row table:style-name="ro1">
          <table:table-cell office:value-type="string">
            <text:p>jul/2012</text:p>
          </table:table-cell>
          <table:table-cell office:value-type="float" office:value="3.8">
            <text:p>3,80</text:p>
          </table:table-cell>
          <table:table-cell office:value-type="float" office:value="39.9">
            <text:p>39,90</text:p>
          </table:table-cell>
          <table:table-cell/>
          <table:table-cell office:value-type="float" office:value="3.8">
            <text:p>3,80</text:p>
          </table:table-cell>
          <table:table-cell office:value-type="float" office:value="39.9">
            <text:p>39,90</text:p>
          </table:table-cell>
          <table:table-cell table:formula="of:=[.$G$1]+[.$I$1]*[.E6]" office:value-type="float" office:value="38.18213613222">
            <text:p>38,18</text:p>
          </table:table-cell>
          <table:table-cell table:formula="of:=([.F6]-AVERAGE([.$F$3:.$F$15]))^2" office:value-type="float" office:value="71.3375147928993">
            <text:p>71,3375147929</text:p>
          </table:table-cell>
          <table:table-cell table:formula="of:=([.G6]-AVERAGE([.$F$3:.$F$15]))^2" office:value-type="float" office:value="103.307256089161">
            <text:p>103,3072560892</text:p>
          </table:table-cell>
          <table:table-cell table:formula="of:=([.F6]-[.G6])^2" office:value-type="float" office:value="2.95105626822405">
            <text:p>2,9510562682</text:p>
          </table:table-cell>
        </table:table-row>
        <table:table-row table:style-name="ro1">
          <table:table-cell office:value-type="string">
            <text:p>ago/2012</text:p>
          </table:table-cell>
          <table:table-cell office:value-type="float" office:value="0">
            <text:p>0,00</text:p>
          </table:table-cell>
          <table:table-cell office:value-type="float" office:value="32.5">
            <text:p>32,50</text:p>
          </table:table-cell>
          <table:table-cell/>
          <table:table-cell office:value-type="float" office:value="0">
            <text:p>0,00</text:p>
          </table:table-cell>
          <table:table-cell office:value-type="float" office:value="32.5">
            <text:p>32,50</text:p>
          </table:table-cell>
          <table:table-cell table:formula="of:=[.$G$1]+[.$I$1]*[.E7]" office:value-type="float" office:value="37.79542751">
            <text:p>37,80</text:p>
          </table:table-cell>
          <table:table-cell table:formula="of:=([.F7]-AVERAGE([.$F$3:.$F$15]))^2" office:value-type="float" office:value="251.100591715976">
            <text:p>251,100591716</text:p>
          </table:table-cell>
          <table:table-cell table:formula="of:=([.G7]-AVERAGE([.$F$3:.$F$15]))^2" office:value-type="float" office:value="111.31782622041">
            <text:p>111,3178262204</text:p>
          </table:table-cell>
          <table:table-cell table:formula="of:=([.F7]-[.G7])^2" office:value-type="float" office:value="28.0415525136648">
            <text:p>28,0415525137</text:p>
          </table:table-cell>
        </table:table-row>
        <table:table-row table:style-name="ro1">
          <table:table-cell office:value-type="string">
            <text:p>set/2012</text:p>
          </table:table-cell>
          <table:table-cell office:value-type="float" office:value="64.3">
            <text:p>64,30</text:p>
          </table:table-cell>
          <table:table-cell office:value-type="float" office:value="32.3">
            <text:p>32,30</text:p>
          </table:table-cell>
          <table:table-cell/>
          <table:table-cell office:value-type="float" office:value="64.3">
            <text:p>64,30</text:p>
          </table:table-cell>
          <table:table-cell office:value-type="float" office:value="32.3">
            <text:p>32,30</text:p>
          </table:table-cell>
          <table:table-cell table:formula="of:=[.$G$1]+[.$I$1]*[.E8]" office:value-type="float" office:value="44.33894445967">
            <text:p>44,34</text:p>
          </table:table-cell>
          <table:table-cell table:formula="of:=([.F8]-AVERAGE([.$F$3:.$F$15]))^2" office:value-type="float" office:value="257.479053254438">
            <text:p>257,4790532544</text:p>
          </table:table-cell>
          <table:table-cell table:formula="of:=([.G8]-AVERAGE([.$F$3:.$F$15]))^2" office:value-type="float" office:value="16.0577270671242">
            <text:p>16,0577270671</text:p>
          </table:table-cell>
          <table:table-cell table:formula="of:=([.F8]-[.G8])^2" office:value-type="float" office:value="144.936183703019">
            <text:p>144,936183703</text:p>
          </table:table-cell>
        </table:table-row>
        <table:table-row table:style-name="ro1">
          <table:table-cell office:value-type="string">
            <text:p>out/2012</text:p>
          </table:table-cell>
          <table:table-cell office:value-type="float" office:value="17.5">
            <text:p>17,50</text:p>
          </table:table-cell>
          <table:table-cell office:value-type="float" office:value="36">
            <text:p>36,00</text:p>
          </table:table-cell>
          <table:table-cell/>
          <table:table-cell office:value-type="float" office:value="17.5">
            <text:p>17,50</text:p>
          </table:table-cell>
          <table:table-cell office:value-type="float" office:value="36">
            <text:p>36,00</text:p>
          </table:table-cell>
          <table:table-cell table:formula="of:=[.$G$1]+[.$I$1]*[.E9]" office:value-type="float" office:value="39.57632248075">
            <text:p>39,58</text:p>
          </table:table-cell>
          <table:table-cell table:formula="of:=([.F9]-AVERAGE([.$F$3:.$F$15]))^2" office:value-type="float" office:value="152.427514792899">
            <text:p>152,4275147929</text:p>
          </table:table-cell>
          <table:table-cell table:formula="of:=([.G9]-AVERAGE([.$F$3:.$F$15]))^2" office:value-type="float" office:value="76.909942177621">
            <text:p>76,9099421776</text:p>
          </table:table-cell>
          <table:table-cell table:formula="of:=([.F9]-[.G9])^2" office:value-type="float" office:value="12.7900824863178">
            <text:p>12,7900824863</text:p>
          </table:table-cell>
        </table:table-row>
        <table:table-row table:style-name="ro1">
          <table:table-cell office:value-type="string">
            <text:p>nov/2012</text:p>
          </table:table-cell>
          <table:table-cell office:value-type="float" office:value="115.3">
            <text:p>115,30</text:p>
          </table:table-cell>
          <table:table-cell office:value-type="float" office:value="45.7">
            <text:p>45,70</text:p>
          </table:table-cell>
          <table:table-cell/>
          <table:table-cell office:value-type="float" office:value="115.3">
            <text:p>115,30</text:p>
          </table:table-cell>
          <table:table-cell office:value-type="float" office:value="45.7">
            <text:p>45,70</text:p>
          </table:table-cell>
          <table:table-cell table:formula="of:=[.$G$1]+[.$I$1]*[.E10]" office:value-type="float" office:value="49.52898123157">
            <text:p>49,53</text:p>
          </table:table-cell>
          <table:table-cell table:formula="of:=([.F10]-AVERAGE([.$F$3:.$F$15]))^2" office:value-type="float" office:value="7.00213017751474">
            <text:p>7,0021301775</text:p>
          </table:table-cell>
          <table:table-cell table:formula="of:=([.G10]-AVERAGE([.$F$3:.$F$15]))^2" office:value-type="float" office:value="1.39908062369043">
            <text:p>1,3990806237</text:p>
          </table:table-cell>
          <table:table-cell table:formula="of:=([.F10]-[.G10])^2" office:value-type="float" office:value="14.6610972717153">
            <text:p>14,6610972717</text:p>
          </table:table-cell>
        </table:table-row>
        <table:table-row table:style-name="ro1">
          <table:table-cell office:value-type="string">
            <text:p>dez/2012</text:p>
          </table:table-cell>
          <table:table-cell office:value-type="float" office:value="65">
            <text:p>65,00</text:p>
          </table:table-cell>
          <table:table-cell office:value-type="float" office:value="46.7">
            <text:p>46,70</text:p>
          </table:table-cell>
          <table:table-cell/>
          <table:table-cell office:value-type="float" office:value="65">
            <text:p>65,00</text:p>
          </table:table-cell>
          <table:table-cell office:value-type="float" office:value="46.7">
            <text:p>46,70</text:p>
          </table:table-cell>
          <table:table-cell table:formula="of:=[.$G$1]+[.$I$1]*[.E11]" office:value-type="float" office:value="44.4101802585">
            <text:p>44,41</text:p>
          </table:table-cell>
          <table:table-cell table:formula="of:=([.F11]-AVERAGE([.$F$3:.$F$15]))^2" office:value-type="float" office:value="2.70982248520707">
            <text:p>2,7098224852</text:p>
          </table:table-cell>
          <table:table-cell table:formula="of:=([.G11]-AVERAGE([.$F$3:.$F$15]))^2" office:value-type="float" office:value="15.4918880827086">
            <text:p>15,4918880827</text:p>
          </table:table-cell>
          <table:table-cell table:formula="of:=([.F11]-[.G11])^2" office:value-type="float" office:value="5.24327444856311">
            <text:p>5,2432744486</text:p>
          </table:table-cell>
        </table:table-row>
        <table:table-row table:style-name="ro1">
          <table:table-cell office:value-type="string">
            <text:p>jan/2013</text:p>
          </table:table-cell>
          <table:table-cell office:value-type="float" office:value="301.7">
            <text:p>301,70</text:p>
          </table:table-cell>
          <table:table-cell office:value-type="float" office:value="65">
            <text:p>65,00</text:p>
          </table:table-cell>
          <table:table-cell/>
          <table:table-cell office:value-type="float" office:value="301.7">
            <text:p>301,70</text:p>
          </table:table-cell>
          <table:table-cell office:value-type="float" office:value="65">
            <text:p>65,00</text:p>
          </table:table-cell>
          <table:table-cell table:formula="of:=[.$G$1]+[.$I$1]*[.E12]" office:value-type="float" office:value="68.49805680573">
            <text:p>68,50</text:p>
          </table:table-cell>
          <table:table-cell table:formula="of:=([.F12]-AVERAGE([.$F$3:.$F$15]))^2" office:value-type="float" office:value="277.350591715977">
            <text:p>277,350591716</text:p>
          </table:table-cell>
          <table:table-cell table:formula="of:=([.G12]-AVERAGE([.$F$3:.$F$15]))^2" office:value-type="float" office:value="406.099192892174">
            <text:p>406,0991928922</text:p>
          </table:table-cell>
          <table:table-cell table:formula="of:=([.F12]-[.G12])^2" office:value-type="float" office:value="12.236401416114">
            <text:p>12,2364014161</text:p>
          </table:table-cell>
        </table:table-row>
        <table:table-row table:style-name="ro1">
          <table:table-cell office:value-type="string">
            <text:p>fev/2013</text:p>
          </table:table-cell>
          <table:table-cell office:value-type="float" office:value="145.3">
            <text:p>145,30</text:p>
          </table:table-cell>
          <table:table-cell office:value-type="float" office:value="56.3">
            <text:p>56,30</text:p>
          </table:table-cell>
          <table:table-cell/>
          <table:table-cell office:value-type="float" office:value="145.3">
            <text:p>145,30</text:p>
          </table:table-cell>
          <table:table-cell office:value-type="float" office:value="56.3">
            <text:p>56,30</text:p>
          </table:table-cell>
          <table:table-cell table:formula="of:=[.$G$1]+[.$I$1]*[.E13]" office:value-type="float" office:value="52.58194403857">
            <text:p>52,58</text:p>
          </table:table-cell>
          <table:table-cell table:formula="of:=([.F13]-AVERAGE([.$F$3:.$F$15]))^2" office:value-type="float" office:value="63.2636686390533">
            <text:p>63,2636686391</text:p>
          </table:table-cell>
          <table:table-cell table:formula="of:=([.G13]-AVERAGE([.$F$3:.$F$15]))^2" office:value-type="float" office:value="17.9419185541689">
            <text:p>17,9419185542</text:p>
          </table:table-cell>
          <table:table-cell table:formula="of:=([.F13]-[.G13])^2" office:value-type="float" office:value="13.8239401323251">
            <text:p>13,8239401323</text:p>
          </table:table-cell>
        </table:table-row>
        <table:table-row table:style-name="ro1">
          <table:table-cell office:value-type="string">
            <text:p>mar/2013</text:p>
          </table:table-cell>
          <table:table-cell office:value-type="float" office:value="194.8">
            <text:p>194,80</text:p>
          </table:table-cell>
          <table:table-cell office:value-type="float" office:value="58.3">
            <text:p>58,30</text:p>
          </table:table-cell>
          <table:table-cell/>
          <table:table-cell office:value-type="float" office:value="194.8">
            <text:p>194,80</text:p>
          </table:table-cell>
          <table:table-cell office:value-type="float" office:value="58.3">
            <text:p>58,30</text:p>
          </table:table-cell>
          <table:table-cell table:formula="of:=[.$G$1]+[.$I$1]*[.E14]" office:value-type="float" office:value="57.61933267012">
            <text:p>57,62</text:p>
          </table:table-cell>
          <table:table-cell table:formula="of:=([.F14]-AVERAGE([.$F$3:.$F$15]))^2" office:value-type="float" office:value="99.0790532544379">
            <text:p>99,0790532544</text:p>
          </table:table-cell>
          <table:table-cell table:formula="of:=([.G14]-AVERAGE([.$F$3:.$F$15]))^2" office:value-type="float" office:value="85.9918455012545">
            <text:p>85,9918455013</text:p>
          </table:table-cell>
          <table:table-cell table:formula="of:=([.F14]-[.G14])^2" office:value-type="float" office:value="0.463308013965962">
            <text:p>0,463308014</text:p>
          </table:table-cell>
        </table:table-row>
        <table:table-row table:style-name="ro1">
          <table:table-cell office:value-type="string">
            <text:p>abr/2013</text:p>
          </table:table-cell>
          <table:table-cell office:value-type="float" office:value="143">
            <text:p>143,00</text:p>
          </table:table-cell>
          <table:table-cell office:value-type="float" office:value="55.9">
            <text:p>55,90</text:p>
          </table:table-cell>
          <table:table-cell/>
          <table:table-cell office:value-type="float" office:value="143">
            <text:p>143,00</text:p>
          </table:table-cell>
          <table:table-cell office:value-type="float" office:value="55.9">
            <text:p>55,90</text:p>
          </table:table-cell>
          <table:table-cell table:formula="of:=[.$G$1]+[.$I$1]*[.E15]" office:value-type="float" office:value="52.3478835567">
            <text:p>52,35</text:p>
          </table:table-cell>
          <table:table-cell table:formula="of:=([.F15]-AVERAGE([.$F$3:.$F$15]))^2" office:value-type="float" office:value="57.0605917159764">
            <text:p>57,060591716</text:p>
          </table:table-cell>
          <table:table-cell table:formula="of:=([.G15]-AVERAGE([.$F$3:.$F$15]))^2" office:value-type="float" office:value="16.0138406762679">
            <text:p>16,0138406763</text:p>
          </table:table-cell>
          <table:table-cell table:formula="of:=([.F15]-[.G15])^2" office:value-type="float" office:value="12.6175312267622">
            <text:p>12,6175312268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 table:style-name="Default" table:formula="of:=SUM([.H3:.H15])" office:value-type="float" office:value="1339.09230769231">
            <text:p>1339,0923076923</text:p>
          </table:table-cell>
          <table:table-cell table:style-name="ce8" table:formula="of:=SUM([.I3:.I15])" office:value-type="float" office:value="944.360147322737">
            <text:p>944,3601473227</text:p>
          </table:table-cell>
          <table:table-cell table:style-name="ce8" table:formula="of:=SUM([.J3:.J15])" office:value-type="float" office:value="394.732161036443">
            <text:p>394,7321610364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 table:style-name="Default" office:value-type="string">
            <text:p>SQT</text:p>
          </table:table-cell>
          <table:table-cell office:value-type="string">
            <text:p>SQR</text:p>
          </table:table-cell>
          <table:table-cell office:value-type="string">
            <text:p>SQE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4"/>
          <table:table-cell table:style-name="ce2" table:number-columns-repeated="2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 table:style-name="Default" office:value-type="string">
            <text:p>Rquad</text:p>
          </table:table-cell>
          <table:table-cell table:formula="of:=[.I16]/[.H16]" office:value-type="float" office:value="0.705224084925241">
            <text:p>0,7052240849</text:p>
          </table:table-cell>
          <table:table-cell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4"/>
          <table:table-cell table:style-name="ce2"/>
          <table:table-cell/>
        </table:table-row>
      </table:table>
      <table:table table:name="Planilha10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8"/>
        <table:table-column table:style-name="co1" table:number-columns-repeated="4" table:default-cell-style-name="ce8"/>
        <table:table-column table:style-name="co1" table:default-cell-style-name="Default"/>
        <table:table-row table:style-name="ro1">
          <table:table-cell table:number-columns-repeated="12"/>
        </table:table-row>
        <table:table-row table:style-name="ro1">
          <table:table-cell table:style-name="ce15" office:value-type="string">
            <text:p>Mês</text:p>
          </table:table-cell>
          <table:table-cell table:style-name="ce15" office:value-type="string">
            <text:p>X1</text:p>
          </table:table-cell>
          <table:table-cell table:style-name="ce15" office:value-type="string">
            <text:p>X2</text:p>
          </table:table-cell>
          <table:table-cell table:style-name="ce15" office:value-type="string">
            <text:p>X3</text:p>
          </table:table-cell>
          <table:table-cell table:style-name="ce15" office:value-type="string">
            <text:p>X4</text:p>
          </table:table-cell>
          <table:table-cell table:style-name="ce15" office:value-type="string">
            <text:p>Y</text:p>
          </table:table-cell>
          <table:table-cell table:number-columns-repeated="6"/>
        </table:table-row>
        <table:table-row table:style-name="ro1">
          <table:table-cell table:style-name="ce16" office:value-type="string">
            <text:p>abr/2012</text:p>
          </table:table-cell>
          <table:table-cell table:style-name="ce17" office:value-type="float" office:value="110.7">
            <text:p>110,70</text:p>
          </table:table-cell>
          <table:table-cell table:style-name="ce18" table:formula="of:=[.B3]^2" office:value-type="float" office:value="12254.49">
            <text:p>12254,49</text:p>
          </table:table-cell>
          <table:table-cell table:style-name="ce18" table:formula="of:=[.B3]^3" office:value-type="float" office:value="1356572.043">
            <text:p>1356572,04</text:p>
          </table:table-cell>
          <table:table-cell table:style-name="ce18" table:formula="of:=[.B3]^4" office:value-type="float" office:value="150172525.1601">
            <text:p>150172525,16</text:p>
          </table:table-cell>
          <table:table-cell table:style-name="ce17" office:value-type="float" office:value="50.4">
            <text:p>50,40</text:p>
          </table:table-cell>
          <table:table-cell/>
          <table:table-cell table:number-matrix-columns-spanned="5" table:number-matrix-rows-spanned="5" table:formula="of:=LINEST([.F3:.F15];[.B3:.E15];1;1)" office:value-type="float" office:value="-0.0000000172160441127526">
            <text:p>-1,72160441127526E-008</text:p>
          </table:table-cell>
          <table:table-cell office:value-type="float" office:value="0.00000761283779968912">
            <text:p>7,61283779968912E-006</text:p>
          </table:table-cell>
          <table:table-cell office:value-type="float" office:value="-0.000852515836793562">
            <text:p>-0,0008525158</text:p>
          </table:table-cell>
          <table:table-cell office:value-type="float" office:value="0.128550094629138">
            <text:p>0,1285500946</text:p>
          </table:table-cell>
          <table:table-cell office:value-type="float" office:value="37.2037582703154">
            <text:p>37,2037582703</text:p>
          </table:table-cell>
        </table:table-row>
        <table:table-row table:style-name="ro1">
          <table:table-cell table:style-name="ce16" office:value-type="string">
            <text:p>mai/2012</text:p>
          </table:table-cell>
          <table:table-cell table:style-name="ce17" office:value-type="float" office:value="26.9">
            <text:p>26,90</text:p>
          </table:table-cell>
          <table:table-cell table:style-name="ce18" table:formula="of:=[.B4]^2" office:value-type="float" office:value="723.61">
            <text:p>723,61</text:p>
          </table:table-cell>
          <table:table-cell table:style-name="ce18" table:formula="of:=[.B4]^3" office:value-type="float" office:value="19465.109">
            <text:p>19465,11</text:p>
          </table:table-cell>
          <table:table-cell table:style-name="ce18" table:formula="of:=[.B4]^4" office:value-type="float" office:value="523611.4321">
            <text:p>523611,43</text:p>
          </table:table-cell>
          <table:table-cell table:style-name="ce17" office:value-type="float" office:value="52.1">
            <text:p>52,10</text:p>
          </table:table-cell>
          <table:table-cell/>
          <table:table-cell office:value-type="float" office:value="0.0000000596738708561996">
            <text:p>5,96738708561996E-008</text:p>
          </table:table-cell>
          <table:table-cell office:value-type="float" office:value="0.0000334346096961516">
            <text:p>3,34346096961516E-005</text:p>
          </table:table-cell>
          <table:table-cell office:value-type="float" office:value="0.00576542351761532">
            <text:p>0,0057654235</text:p>
          </table:table-cell>
          <table:table-cell office:value-type="float" office:value="0.339643264599113">
            <text:p>0,3396432646</text:p>
          </table:table-cell>
          <table:table-cell office:value-type="float" office:value="4.83718665318334">
            <text:p>4,8371866532</text:p>
          </table:table-cell>
        </table:table-row>
        <table:table-row table:style-name="ro1">
          <table:table-cell table:style-name="ce16" office:value-type="string">
            <text:p>jun/2012</text:p>
          </table:table-cell>
          <table:table-cell table:style-name="ce17" office:value-type="float" office:value="159.5">
            <text:p>159,50</text:p>
          </table:table-cell>
          <table:table-cell table:style-name="ce18" table:formula="of:=[.B5]^2" office:value-type="float" office:value="25440.25">
            <text:p>25440,25</text:p>
          </table:table-cell>
          <table:table-cell table:style-name="ce18" table:formula="of:=[.B5]^3" office:value-type="float" office:value="4057719.875">
            <text:p>4057719,88</text:p>
          </table:table-cell>
          <table:table-cell table:style-name="ce18" table:formula="of:=[.B5]^4" office:value-type="float" office:value="647206320.0625">
            <text:p>647206320,06</text:p>
          </table:table-cell>
          <table:table-cell table:style-name="ce17" office:value-type="float" office:value="57.4">
            <text:p>57,40</text:p>
          </table:table-cell>
          <table:table-cell/>
          <table:table-cell office:value-type="float" office:value="0.730879398181188">
            <text:p>0,7308793982</text:p>
          </table:table-cell>
          <table:table-cell office:value-type="float" office:value="6.71171855541761">
            <text:p>6,7117185554</text:p>
          </table:table-cell>
          <table:table-cell office:value-type="string" office:string-value="#N/DISP">
            <text:p>#N/DISP</text:p>
          </table:table-cell>
          <table:table-cell office:value-type="string" office:string-value="#N/DISP">
            <text:p>#N/DISP</text:p>
          </table:table-cell>
          <table:table-cell office:value-type="string" office:string-value="#N/DISP">
            <text:p>#N/DISP</text:p>
          </table:table-cell>
        </table:table-row>
        <table:table-row table:style-name="ro1">
          <table:table-cell table:style-name="ce16" office:value-type="string">
            <text:p>jul/2012</text:p>
          </table:table-cell>
          <table:table-cell table:style-name="ce17" office:value-type="float" office:value="3.8">
            <text:p>3,80</text:p>
          </table:table-cell>
          <table:table-cell table:style-name="ce18" table:formula="of:=[.B6]^2" office:value-type="float" office:value="14.44">
            <text:p>14,44</text:p>
          </table:table-cell>
          <table:table-cell table:style-name="ce18" table:formula="of:=[.B6]^3" office:value-type="float" office:value="54.872">
            <text:p>54,87</text:p>
          </table:table-cell>
          <table:table-cell table:style-name="ce18" table:formula="of:=[.B6]^4" office:value-type="float" office:value="208.5136">
            <text:p>208,51</text:p>
          </table:table-cell>
          <table:table-cell table:style-name="ce17" office:value-type="float" office:value="39.9">
            <text:p>39,90</text:p>
          </table:table-cell>
          <table:table-cell/>
          <table:table-cell office:value-type="float" office:value="5.4316123941582">
            <text:p>5,4316123942</text:p>
          </table:table-cell>
          <table:table-cell office:value-type="float" office:value="8">
            <text:p>8</text:p>
          </table:table-cell>
          <table:table-cell office:value-type="string" office:string-value="#N/DISP">
            <text:p>#N/DISP</text:p>
          </table:table-cell>
          <table:table-cell office:value-type="string" office:string-value="#N/DISP">
            <text:p>#N/DISP</text:p>
          </table:table-cell>
          <table:table-cell office:value-type="string" office:string-value="#N/DISP">
            <text:p>#N/DISP</text:p>
          </table:table-cell>
        </table:table-row>
        <table:table-row table:style-name="ro1">
          <table:table-cell table:style-name="ce16" office:value-type="string">
            <text:p>ago/2012</text:p>
          </table:table-cell>
          <table:table-cell table:style-name="ce17" office:value-type="float" office:value="0">
            <text:p>0,00</text:p>
          </table:table-cell>
          <table:table-cell table:style-name="ce18" table:formula="of:=[.B7]^2" office:value-type="float" office:value="0">
            <text:p>0,00</text:p>
          </table:table-cell>
          <table:table-cell table:style-name="ce18" table:formula="of:=[.B7]^3" office:value-type="float" office:value="0">
            <text:p>0,00</text:p>
          </table:table-cell>
          <table:table-cell table:style-name="ce18" table:formula="of:=[.B7]^4" office:value-type="float" office:value="0">
            <text:p>0,00</text:p>
          </table:table-cell>
          <table:table-cell table:style-name="ce17" office:value-type="float" office:value="32.5">
            <text:p>32,50</text:p>
          </table:table-cell>
          <table:table-cell/>
          <table:table-cell office:value-type="float" office:value="978.714979955211">
            <text:p>978,7149799552</text:p>
          </table:table-cell>
          <table:table-cell office:value-type="float" office:value="360.377327737096">
            <text:p>360,3773277371</text:p>
          </table:table-cell>
          <table:table-cell office:value-type="string" office:string-value="#N/DISP">
            <text:p>#N/DISP</text:p>
          </table:table-cell>
          <table:table-cell office:value-type="string" office:string-value="#N/DISP">
            <text:p>#N/DISP</text:p>
          </table:table-cell>
          <table:table-cell office:value-type="string" office:string-value="#N/DISP">
            <text:p>#N/DISP</text:p>
          </table:table-cell>
        </table:table-row>
        <table:table-row table:style-name="ro1">
          <table:table-cell table:style-name="ce16" office:value-type="string">
            <text:p>set/2012</text:p>
          </table:table-cell>
          <table:table-cell table:style-name="ce17" office:value-type="float" office:value="64.3">
            <text:p>64,30</text:p>
          </table:table-cell>
          <table:table-cell table:style-name="ce18" table:formula="of:=[.B8]^2" office:value-type="float" office:value="4134.49">
            <text:p>4134,49</text:p>
          </table:table-cell>
          <table:table-cell table:style-name="ce18" table:formula="of:=[.B8]^3" office:value-type="float" office:value="265847.707">
            <text:p>265847,71</text:p>
          </table:table-cell>
          <table:table-cell table:style-name="ce18" table:formula="of:=[.B8]^4" office:value-type="float" office:value="17094007.5601">
            <text:p>17094007,56</text:p>
          </table:table-cell>
          <table:table-cell table:style-name="ce17" office:value-type="float" office:value="32.3">
            <text:p>32,30</text:p>
          </table:table-cell>
          <table:table-cell table:number-columns-repeated="6"/>
        </table:table-row>
        <table:table-row table:style-name="ro1">
          <table:table-cell table:style-name="ce16" office:value-type="string">
            <text:p>out/2012</text:p>
          </table:table-cell>
          <table:table-cell table:style-name="ce17" office:value-type="float" office:value="17.5">
            <text:p>17,50</text:p>
          </table:table-cell>
          <table:table-cell table:style-name="ce18" table:formula="of:=[.B9]^2" office:value-type="float" office:value="306.25">
            <text:p>306,25</text:p>
          </table:table-cell>
          <table:table-cell table:style-name="ce18" table:formula="of:=[.B9]^3" office:value-type="float" office:value="5359.375">
            <text:p>5359,38</text:p>
          </table:table-cell>
          <table:table-cell table:style-name="ce18" table:formula="of:=[.B9]^4" office:value-type="float" office:value="93789.0625">
            <text:p>93789,06</text:p>
          </table:table-cell>
          <table:table-cell table:style-name="ce17" office:value-type="float" office:value="36">
            <text:p>36,00</text:p>
          </table:table-cell>
          <table:table-cell table:number-columns-repeated="6"/>
        </table:table-row>
        <table:table-row table:style-name="ro1">
          <table:table-cell table:style-name="ce16" office:value-type="string">
            <text:p>nov/2012</text:p>
          </table:table-cell>
          <table:table-cell table:style-name="ce17" office:value-type="float" office:value="115.3">
            <text:p>115,30</text:p>
          </table:table-cell>
          <table:table-cell table:style-name="ce18" table:formula="of:=[.B10]^2" office:value-type="float" office:value="13294.09">
            <text:p>13294,09</text:p>
          </table:table-cell>
          <table:table-cell table:style-name="ce18" table:formula="of:=[.B10]^3" office:value-type="float" office:value="1532808.577">
            <text:p>1532808,58</text:p>
          </table:table-cell>
          <table:table-cell table:style-name="ce18" table:formula="of:=[.B10]^4" office:value-type="float" office:value="176732828.9281">
            <text:p>176732828,93</text:p>
          </table:table-cell>
          <table:table-cell table:style-name="ce17" office:value-type="float" office:value="45.7">
            <text:p>45,70</text:p>
          </table:table-cell>
          <table:table-cell/>
          <table:table-cell office:value-type="string">
            <text:p>e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</table:table-row>
        <table:table-row table:style-name="ro2">
          <table:table-cell table:style-name="ce16" office:value-type="string">
            <text:p>dez/2012</text:p>
          </table:table-cell>
          <table:table-cell table:style-name="ce17" office:value-type="float" office:value="65">
            <text:p>65,00</text:p>
          </table:table-cell>
          <table:table-cell table:style-name="ce18" table:formula="of:=[.B11]^2" office:value-type="float" office:value="4225">
            <text:p>4225,00</text:p>
          </table:table-cell>
          <table:table-cell table:style-name="ce18" table:formula="of:=[.B11]^3" office:value-type="float" office:value="274625">
            <text:p>274625,00</text:p>
          </table:table-cell>
          <table:table-cell table:style-name="ce18" table:formula="of:=[.B11]^4" office:value-type="float" office:value="17850625">
            <text:p>17850625,00</text:p>
          </table:table-cell>
          <table:table-cell table:style-name="ce17" office:value-type="float" office:value="46.7">
            <text:p>46,70</text:p>
          </table:table-cell>
          <table:table-cell/>
          <table:table-cell office:value-type="string">
            <text:p>erropadrao</text:p>
          </table:table-cell>
          <table:table-cell office:value-type="string">
            <text:p>erropadrao</text:p>
          </table:table-cell>
          <table:table-cell office:value-type="string">
            <text:p>erropadrao</text:p>
          </table:table-cell>
          <table:table-cell office:value-type="string">
            <text:p>erropadrao</text:p>
          </table:table-cell>
          <table:table-cell table:style-name="ce8" office:value-type="string">
            <text:p>erropadrao</text:p>
          </table:table-cell>
        </table:table-row>
        <table:table-row table:style-name="ro1">
          <table:table-cell table:style-name="ce16" office:value-type="string">
            <text:p>jan/2013</text:p>
          </table:table-cell>
          <table:table-cell table:style-name="ce17" office:value-type="float" office:value="301.7">
            <text:p>301,70</text:p>
          </table:table-cell>
          <table:table-cell table:style-name="ce18" table:formula="of:=[.B12]^2" office:value-type="float" office:value="91022.89">
            <text:p>91022,89</text:p>
          </table:table-cell>
          <table:table-cell table:style-name="ce18" table:formula="of:=[.B12]^3" office:value-type="float" office:value="27461605.913">
            <text:p>27461605,91</text:p>
          </table:table-cell>
          <table:table-cell table:style-name="ce18" table:formula="of:=[.B12]^4" office:value-type="float" office:value="8285166503.9521">
            <text:p>8285166503,95</text:p>
          </table:table-cell>
          <table:table-cell table:style-name="ce17" office:value-type="float" office:value="65">
            <text:p>65,00</text:p>
          </table:table-cell>
          <table:table-cell/>
          <table:table-cell table:style-name="ce19" office:value-type="string">
            <text:p>RQUAD </text:p>
          </table:table-cell>
          <table:table-cell table:style-name="ce19" office:value-type="string">
            <text:p>O erro padrão da regressão calculada para o valor Y </text:p>
          </table:table-cell>
          <table:table-cell table:number-columns-repeated="3"/>
        </table:table-row>
        <table:table-row table:style-name="ro1">
          <table:table-cell table:style-name="ce16" office:value-type="string">
            <text:p>fev/2013</text:p>
          </table:table-cell>
          <table:table-cell table:style-name="ce17" office:value-type="float" office:value="145.3">
            <text:p>145,30</text:p>
          </table:table-cell>
          <table:table-cell table:style-name="ce18" table:formula="of:=[.B13]^2" office:value-type="float" office:value="21112.09">
            <text:p>21112,09</text:p>
          </table:table-cell>
          <table:table-cell table:style-name="ce18" table:formula="of:=[.B13]^3" office:value-type="float" office:value="3067586.677">
            <text:p>3067586,68</text:p>
          </table:table-cell>
          <table:table-cell table:style-name="ce18" table:formula="of:=[.B13]^4" office:value-type="float" office:value="445720344.1681">
            <text:p>445720344,17</text:p>
          </table:table-cell>
          <table:table-cell table:style-name="ce17" office:value-type="float" office:value="56.3">
            <text:p>56,30</text:p>
          </table:table-cell>
          <table:table-cell/>
          <table:table-cell table:style-name="ce19" office:value-type="string">
            <text:p>O valor F a partir da análise de variância. </text:p>
          </table:table-cell>
          <table:table-cell table:style-name="ce19" office:value-type="string">
            <text:p>Os graus de liberdade a partir da análise de variância. </text:p>
          </table:table-cell>
          <table:table-cell table:number-columns-repeated="3"/>
        </table:table-row>
        <table:table-row table:style-name="ro1">
          <table:table-cell table:style-name="ce16" office:value-type="string">
            <text:p>mar/2013</text:p>
          </table:table-cell>
          <table:table-cell table:style-name="ce17" office:value-type="float" office:value="194.8">
            <text:p>194,80</text:p>
          </table:table-cell>
          <table:table-cell table:style-name="ce18" table:formula="of:=[.B14]^2" office:value-type="float" office:value="37947.04">
            <text:p>37947,04</text:p>
          </table:table-cell>
          <table:table-cell table:style-name="ce18" table:formula="of:=[.B14]^3" office:value-type="float" office:value="7392083.392">
            <text:p>7392083,39</text:p>
          </table:table-cell>
          <table:table-cell table:style-name="ce18" table:formula="of:=[.B14]^4" office:value-type="float" office:value="1439977844.7616">
            <text:p>1439977844,76</text:p>
          </table:table-cell>
          <table:table-cell table:style-name="ce17" office:value-type="float" office:value="58.3">
            <text:p>58,30</text:p>
          </table:table-cell>
          <table:table-cell/>
          <table:table-cell table:style-name="ce19" office:value-type="string">
            <text:p>A soma do desvio ao quadrado dos valores Y estimados a partir de suas médias lineares </text:p>
          </table:table-cell>
          <table:table-cell table:style-name="ce19" office:value-type="string">
            <text:p>A soma do desvio ao quadrado do valor Y estimado a partir dos valores Y determinados </text:p>
          </table:table-cell>
          <table:table-cell table:number-columns-repeated="3"/>
        </table:table-row>
        <table:table-row table:style-name="ro1">
          <table:table-cell table:style-name="ce16" office:value-type="string">
            <text:p>abr/2013</text:p>
          </table:table-cell>
          <table:table-cell table:style-name="ce17" office:value-type="float" office:value="143">
            <text:p>143,00</text:p>
          </table:table-cell>
          <table:table-cell table:style-name="ce18" table:formula="of:=[.B15]^2" office:value-type="float" office:value="20449">
            <text:p>20449,00</text:p>
          </table:table-cell>
          <table:table-cell table:style-name="ce18" table:formula="of:=[.B15]^3" office:value-type="float" office:value="2924207">
            <text:p>2924207,00</text:p>
          </table:table-cell>
          <table:table-cell table:style-name="ce18" table:formula="of:=[.B15]^4" office:value-type="float" office:value="418161601">
            <text:p>418161601,00</text:p>
          </table:table-cell>
          <table:table-cell table:style-name="ce17" office:value-type="float" office:value="55.9">
            <text:p>55,90</text:p>
          </table:table-cell>
          <table:table-cell table:number-columns-repeated="6"/>
        </table:table-row>
        <table:table-row table:style-name="ro1" table:number-rows-repeated="1048560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Planilha11" table:style-name="ta1">
        <table:table-column table:style-name="co1" table:number-columns-repeated="3" table:default-cell-style-name="ce7"/>
        <table:table-column table:style-name="co1" table:default-cell-style-name="Default"/>
        <table:table-column table:style-name="co1" table:default-cell-style-name="ce20"/>
        <table:table-column table:style-name="co1" table:number-columns-repeated="3" table:default-cell-style-name="ce7"/>
        <table:table-row table:style-name="ro1">
          <table:table-cell office:value-type="string">
            <text:p>x1</text:p>
          </table:table-cell>
          <table:table-cell office:value-type="string">
            <text:p>x2</text:p>
          </table:table-cell>
          <table:table-cell office:value-type="string">
            <text:p>y</text:p>
          </table:table-cell>
          <table:table-cell table:number-columns-repeated="3"/>
          <table:table-cell table:style-name="ce20"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00">
            <text:p>100</text:p>
          </table:table-cell>
          <table:table-cell/>
          <table:table-cell table:number-matrix-columns-spanned="3" table:number-matrix-rows-spanned="5" table:formula="of:=LINEST([.C2:.C8];[.A2:.B8];1;1)" office:value-type="float" office:value="4.16666666666666">
            <text:p>4,1666666667</text:p>
          </table:table-cell>
          <table:table-cell office:value-type="float" office:value="-3.47619047619047">
            <text:p>-3,4761904762</text:p>
          </table:table-cell>
          <table:table-cell office:value-type="float" office:value="82.3333333333333">
            <text:p>82,3333333333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05">
            <text:p>105</text:p>
          </table:table-cell>
          <table:table-cell/>
          <table:table-cell office:value-type="float" office:value="5.46135412593698">
            <text:p>5,4613541259</text:p>
          </table:table-cell>
          <table:table-cell office:value-type="float" office:value="10.9644246669237">
            <text:p>10,9644246669</text:p>
          </table:table-cell>
          <table:table-cell office:value-type="float" office:value="9.34605319466245">
            <text:p>9,3460531947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04">
            <text:p>104</text:p>
          </table:table-cell>
          <table:table-cell/>
          <table:table-cell office:value-type="float" office:value="0.868509674259123">
            <text:p>0,8685096743</text:p>
          </table:table-cell>
          <table:table-cell office:value-type="float" office:value="5.05623142176821">
            <text:p>5,0562314218</text:p>
          </table:table-cell>
          <table:table-cell office:value-type="string" office:string-value="#N/DISP">
            <text:p>#N/DISP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08">
            <text:p>108</text:p>
          </table:table-cell>
          <table:table-cell/>
          <table:table-cell office:value-type="float" office:value="13.2102444703143">
            <text:p>13,2102444703</text:p>
          </table:table-cell>
          <table:table-cell office:value-type="float" office:value="4">
            <text:p>4</text:p>
          </table:table-cell>
          <table:table-cell office:value-type="string" office:string-value="#N/DISP">
            <text:p>#N/DISP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11">
            <text:p>111</text:p>
          </table:table-cell>
          <table:table-cell/>
          <table:table-cell office:value-type="float" office:value="675.452380952381">
            <text:p>675,4523809524</text:p>
          </table:table-cell>
          <table:table-cell office:value-type="float" office:value="102.261904761905">
            <text:p>102,2619047619</text:p>
          </table:table-cell>
          <table:table-cell office:value-type="string" office:string-value="#N/DISP">
            <text:p>#N/DISP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120">
            <text:p>120</text:p>
          </table:table-cell>
          <table:table-cell table:number-columns-repeated="2"/>
          <table:table-cell table:style-name="ce20"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33">
            <text:p>133</text:p>
          </table:table-cell>
          <table:table-cell table:number-columns-repeated="2"/>
          <table:table-cell table:style-name="ce20" table:number-columns-repeated="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lbany AMT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percentage-style style:name="N107">
      <number:number number:decimal-places="3" number:min-integer-digits="1"/>
      <number:text>%</number:text>
    </number:percentage-style>
    <number:number-style style:name="N108">
      <number:number number:decimal-places="1" number:min-integer-digits="1"/>
    </number:number-style>
    <number:number-style style:name="N109">
      <number:number number:decimal-places="9" number:min-integer-digits="1"/>
    </number:number-style>
    <number:number-style style:name="N110">
      <number:number number:decimal-places="8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5" number:min-integer-digits="1"/>
    </number:number-style>
    <number:number-style style:name="N114">
      <number:number number:decimal-places="4" number:min-integer-digits="1"/>
    </number:number-style>
    <number:number-style style:name="N115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6">00/00/0000</text:date>, <text:time style:data-style-name="N2" text:time-value="0000-00-00T22:59:05.9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30T20:12:49.28</meta:creation-date>
    <dc:date>2013-05-26T23:45:43.28</dc:date>
    <meta:editing-duration>PT7H54M54S</meta:editing-duration>
    <meta:editing-cycles>33</meta:editing-cycles>
    <meta:generator>LibreOffice/4.0.1.2$Windows_x86 LibreOffice_project/84102822e3d61eb989ddd325abf1ac077904985</meta:generator>
    <meta:document-statistic meta:table-count="10" meta:cell-count="496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8">
      <number:number number:decimal-places="1" number:min-integer-digits="1"/>
    </number:number-style>
    <number:number-style style:name="N115">
      <number:number number:decimal-places="3" number:min-integer-digits="1"/>
    </number:number-style>
    <style:style style:name="ch1" style:family="chart">
      <style:graphic-properties draw:stroke="solid" svg:stroke-width="0.06cm" draw:fill="gradient" draw:fill-gradient-name="Linear_20_blue_2f_white"/>
    </style:style>
    <style:style style:name="ch2" style:family="chart">
      <style:chart-properties chart:auto-position="true"/>
      <style:graphic-properties draw:stroke="solid" svg:stroke-width="0.05cm" svg:stroke-color="#ffffff" draw:fill="gradient" draw:fill-color="#008000" draw:fill-gradient-name="Square_20_yellow_2f_white" draw:fill-hatch-name="Black_5f_5f_5f_5f_5f_5f_5f_5f_5f_5f_5f_5f_5f_5f_5f_20_5f_5f_5f_5f_5f_5f_5f_5f_5f_5f_5f_5f_5f_5f_5f_90_5f_5f_5f_5f_5f_5f_5f_5f_5f_5f_5f_5f_5f_5f_5f_20_5f_5f_5f_5f_5f_5f_5f_5f_5f_5f_5f_5f_5f_5f_5f_Degrees" draw:fill-hatch-solid="true"/>
      <style:text-properties fo:color="#ff0000" fo:font-size="15pt" fo:font-style="italic" fo:font-weight="bold" style:font-size-asian="13pt" style:font-size-complex="13pt"/>
    </style:style>
    <style:style style:name="ch3" style:family="chart">
      <style:chart-properties chart:auto-position="true"/>
      <style:graphic-properties draw:stroke="solid" svg:stroke-width="0.02cm" svg:stroke-color="#ffffff" draw:fill="solid" draw:fill-color="#000080"/>
      <style:text-properties fo:color="#ffffff" fo:font-size="11pt" fo:font-weight="bold" style:font-size-asian="11pt" style:font-size-complex="11pt"/>
    </style:style>
    <style:style style:name="ch4" style:family="chart">
      <style:graphic-properties svg:stroke-width="0.02cm" draw:fill="solid" draw:fill-color="#ffffff"/>
      <style:text-properties fo:color="#000080" fo:font-size="10pt" fo:font-weight="bold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>
        <chart:symbol-image xlink:href="Pictures/2000000E000000DF000000DFA92DCD5F.svm" xlink:type="simple" xlink:actuate="onLoad"/>
      </style:chart-properties>
    </style:style>
    <style:style style:name="ch6" style:family="chart" style:data-style-name="N108">
      <style:chart-properties chart:display-label="true" chart:tick-marks-major-inner="true" chart:tick-marks-major-outer="true" chart:tick-marks-minor-inner="true" chart:tick-marks-minor-outer="false" chart:logarithmic="false" chart:minimum="-0.5" chart:maximum="6" chart:interval-major="1" chart:interval-minor-divisor="2" chart:reverse-direction="false" text:line-break="false" chart:link-data-style-to-source="false" chart:axis-position="-5" chart:axis-label-position="outside-start" style:rotation-angle="45"/>
      <style:graphic-properties svg:stroke-width="0.03cm" svg:stroke-color="#000080"/>
      <style:text-properties fo:color="#ff0000" fo:font-size="8pt" fo:font-weight="bold" style:font-size-asian="10pt" style:font-size-complex="10pt"/>
    </style:style>
    <style:style style:name="ch7" style:family="chart">
      <style:chart-properties style:rotation-angle="0"/>
      <style:graphic-properties draw:stroke="solid" svg:stroke-width="0.03cm" svg:stroke-color="#ffffff" draw:fill="solid" draw:fill-color="#000080"/>
      <style:text-properties fo:color="#ffffff" fo:font-size="11pt" fo:font-weight="bold" style:font-size-asian="9pt" style:font-size-complex="9pt"/>
    </style:style>
    <style:style style:name="ch8" style:family="chart">
      <style:graphic-properties svg:stroke-width="0.02cm" svg:stroke-color="#0084d1"/>
    </style:style>
    <style:style style:name="ch9" style:family="chart">
      <style:graphic-properties draw:stroke="dash" draw:stroke-dash="Ultrafine_20_Dashed" svg:stroke-width="0.02cm" svg:stroke-color="#ffcc99"/>
    </style:style>
    <style:style style:name="ch10" style:family="chart" style:data-style-name="N115">
      <style:chart-properties chart:display-label="true" chart:tick-marks-major-inner="true" chart:tick-marks-major-outer="true" chart:tick-marks-minor-inner="true" chart:tick-marks-minor-outer="false" chart:logarithmic="false" chart:minimum="-0.5" chart:maximum="1" chart:origin="-5" chart:interval-major="0.2" chart:interval-minor-divisor="3" chart:reverse-direction="false" text:line-break="true" chart:link-data-style-to-source="false" chart:axis-position="-0.5" style:rotation-angle="45"/>
      <style:graphic-properties svg:stroke-width="0.03cm" svg:stroke-color="#000080"/>
      <style:text-properties fo:color="#ff0000" fo:font-size="8pt" fo:font-weight="bold" style:font-size-asian="10pt" style:font-size-complex="10pt"/>
    </style:style>
    <style:style style:name="ch11" style:family="chart">
      <style:chart-properties chart:auto-position="true" style:rotation-angle="90"/>
      <style:graphic-properties draw:stroke="solid" svg:stroke-width="0.02cm" svg:stroke-color="#ffffff" draw:fill="solid" draw:fill-color="#000080"/>
      <style:text-properties fo:color="#ffffff" fo:font-size="11pt" fo:font-weight="bold" style:font-size-asian="9pt" style:font-size-complex="9pt"/>
    </style:style>
    <style:style style:name="ch12" style:family="chart" style:data-style-name="N115">
      <style:chart-properties chart:symbol-type="named-symbol" chart:symbol-name="circle" chart:symbol-width="0.17cm" chart:symbol-height="0.17cm">
        <chart:symbol-image xlink:href="Pictures/2000000E000000DF000000DFA92DCD5F.svm" xlink:type="simple" xlink:actuate="onLoad"/>
      </style:chart-properties>
      <style:graphic-properties svg:stroke-width="0.04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width="0.03cm" svg:stroke-color="#000080" draw:fill="bitmap" draw:fill-color="#e6e6e6" draw:fill-image-name="Marble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828cm" svg:y="0.316cm" chart:style-name="ch2">
          <text:p>Título do gráfico</text:p>
        </chart:title>
        <chart:subtitle svg:x="6.091cm" svg:y="1.449cm" chart:style-name="ch3">
          <text:p>Subtítulo do gráfico</text:p>
        </chart:subtitle>
        <chart:legend svg:x="14.589cm" svg:y="4.188cm" style:legend-expansion="custom" chartooo:width="1.319cm" chartooo:height="0.624cm" style:legend-expansion-aspect-ratio="2.11378205128205" chart:style-name="ch4"/>
        <chart:plot-area chart:style-name="ch5" table:cell-range-address="Planilha1.A2:Planilha1.B6 Planilha1.B1:Planilha1.B1" chart:data-source-has-labels="row" svg:x="1.404cm" svg:y="2.303cm" svg:width="13.061cm" svg:height="5.493cm">
          <chartooo:coordinate-region svg:x="2.497cm" svg:y="2.303cm" svg:width="11.968cm" svg:height="4.626cm"/>
          <chart:axis chart:dimension="x" chart:name="primary-x" chart:style-name="ch6">
            <chart:title svg:x="6.474cm" svg:y="8.014cm" chart:style-name="ch7">
              <text:p>Título do eixo X</text:p>
            </chart:title>
            <chart:grid chart:style-name="ch8" chart:class="major"/>
            <chart:grid chart:style-name="ch9" chart:class="minor"/>
          </chart:axis>
          <chart:axis chart:dimension="y" chart:name="primary-y" chart:style-name="ch10">
            <chart:title svg:x="0.376cm" svg:y="6.588cm" chart:style-name="ch11">
              <text:p>Título do eixo Y</text:p>
            </chart:title>
            <chart:grid chart:style-name="ch8" chart:class="major"/>
            <chart:grid chart:style-name="ch9" chart:class="minor"/>
          </chart:axis>
          <chart:series chart:style-name="ch12" chart:values-cell-range-address="Planilha1.B2:Planilha1.B6" chart:label-cell-address="Planilha1.B1:Planilha1.B1" chart:class="chart:scatter">
            <chart:domain table:cell-range-address="Planilha1.A2:Planilha1.A6"/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y</text:p>
                <draw:g>
                  <svg:desc>Planilha1.B1:Planilha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lanilha1.A2:Planilha1.A6</svg:desc>
                </draw:g>
              </table:table-cell>
              <table:table-cell office:value-type="float" office:value="1">
                <text:p>1</text:p>
                <draw:g>
                  <svg:desc>Planilha1.B2:Planilha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Windows_x86 LibreOffice_project/84102822e3d61eb989ddd325abf1ac07790498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hatch draw:name="Hatching_20_1" draw:display-name="Hatching 1" draw:style="single" draw:color="#000000" draw:distance="0cm" draw:rotation="0"/>
    <draw:fill-image draw:name="Marble" xlink:href="Pictures/100000000000005E0000005E60E90F8C.png" xlink:type="simple" xlink:show="embed" xlink:actuate="onLoad"/>
    <draw:opacity draw:name="ChartTransparencyGradient_20_1" draw:display-name="ChartTransparencyGradient 1" draw:style="linear" draw:start="100%" draw:end="0%" draw:angle="0" draw:border="0%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draw:fill="gradient" draw:fill-color="#ffff99" draw:fill-gradient-name="Square_20_yellow_2f_white"/>
    </style:style>
    <style:style style:name="ch2" style:family="chart">
      <style:chart-properties chart:three-dimensional="true" chart:deep="true" chart:symbol-type="automatic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 style:rotation-angle="45"/>
      <style:graphic-properties svg:stroke-color="#b3b3b3"/>
      <style:text-properties fo:font-size="9pt" fo:font-weight="bold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2">
      <style:chart-properties chart:display-label="true" chart:logarithmic="false" chart:origin="0" chart:interval-major="100" chart:reverse-direction="false" text:line-break="false" chart:axis-position="1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chart:axis-position="0" style:rotation-angle="304"/>
      <style:graphic-properties svg:stroke-color="#b3b3b3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square" chart:symbol-width="0.15cm" chart:symbol-height="0.15cm">
        <chart:symbol-image xlink:href="Pictures/2000000E000000DD000000DDD0DA4599.svm" xlink:type="simple" xlink:actuate="onLoad"/>
      </style:chart-properties>
      <style:graphic-properties svg:stroke-width="0.02cm" draw:fill="gradient" draw:fill-color="#ff0000" draw:fill-gradient-name="Radial_20_red_2f_yellow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15cm" chart:symbol-height="0.15cm"/>
    </style:style>
    <style:style style:name="ch11" style:family="chart" style:data-style-name="N2">
      <style:chart-properties chart:symbol-type="named-symbol" chart:symbol-name="circle" chart:symbol-width="0.15cm" chart:symbol-height="0.15cm">
        <chart:symbol-image xlink:href="Pictures/2000000E000000DD000000DD1075693C.svm" xlink:type="simple" xlink:actuate="onLoad"/>
      </style:chart-properties>
      <style:graphic-properties draw:fill="hatch" draw:fill-color="#00b8ff" draw:fill-hatch-name="Blue_20_Triple_20_90_20_Degrees" draw:fill-hatch-solid="true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15cm" chart:symbol-height="0.15cm">
        <chart:symbol-image xlink:href="Pictures/2000000E000000DF000000DF01722B8D.svm" xlink:type="simple" xlink:actuate="onLoad"/>
      </style:chart-properties>
      <style:graphic-properties draw:fill-color="#33cc66"/>
      <style:text-properties fo:font-size="10pt" style:font-size-asian="10pt" style:font-size-complex="10pt"/>
    </style:style>
    <style:style style:name="ch13" style:family="chart">
      <style:graphic-properties draw:stroke="dash" draw:stroke-dash="Ultrafine_20_Dashed" svg:stroke-color="#e6e6ff" draw:fill="gradient" draw:fill-color="#e6e6e6" draw:fill-gradient-name="Linear_20_blue_2f_white"/>
    </style:style>
    <style:style style:name="ch14" style:family="chart">
      <style:graphic-properties svg:stroke-color="#b3b3b3" draw:fill-color="#e6e6ff"/>
    </style:style>
  </office:automatic-styles>
  <office:body>
    <office:chart>
      <chart:chart svg:width="17.514cm" svg:height="11.164cm" xlink:href=".." xlink:type="simple" chart:class="chart:bar" chart:style-name="ch1">
        <chart:plot-area chart:style-name="ch2" table:cell-range-address="Planilha5.A2:Planilha5.D15" chart:data-source-has-labels="both" svg:x="0.987cm" svg:y="0.564cm" svg:width="15.367cm" svg:height="10.272cm" dr3d:transform="matrix (0.937250944888388 0.0665847169776786 0.342238428249701 -0.154179012989647 0.959555735101727 0.235545373945071 -0.312713124539668 -0.273531107368773 0.909610485340979 0cm 0cm 0cm)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999999" dr3d:lighting-mode="true">
          <chartooo:coordinate-region svg:x="2.236cm" svg:y="0.564cm" svg:width="12.106cm" svg:height="7.97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 chartooo:axis-type="auto">
            <chartooo:date-scale/>
            <chart:title svg:x="8.308cm" svg:y="10.577cm" chart:style-name="ch4">
              <text:p>Mês</text:p>
            </chart:title>
            <chart:categories table:cell-range-address="Planilha5.A3:Planilha5.A15"/>
          </chart:axis>
          <chart:axis chart:dimension="y" chart:name="primary-y" chart:style-name="ch5">
            <chart:title svg:x="0.05cm" svg:y="7.093cm" chart:style-name="ch6">
              <text:p>Precipitação (mm)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Planilha5.B3:Planilha5.B15" chart:label-cell-address="Planilha5.B2:Planilha5.B2" chart:class="chart:bar">
            <chart:data-point chart:repeated="9"/>
            <chart:data-point chart:style-name="ch10"/>
            <chart:data-point chart:repeated="3"/>
          </chart:series>
          <chart:series chart:style-name="ch11" chart:values-cell-range-address="Planilha5.C3:Planilha5.C15" chart:label-cell-address="Planilha5.C2:Planilha5.C2" chart:class="chart:bar">
            <chart:data-point chart:repeated="13"/>
          </chart:series>
          <chart:series chart:style-name="ch12" chart:values-cell-range-address="Planilha5.D3:Planilha5.D15" chart:label-cell-address="Planilha5.D2:Planilha5.D2" chart:class="chart:bar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lha Solteira – SP</text:p>
                <draw:g>
                  <svg:desc>Planilha5.B2:Planilha5.B2</svg:desc>
                </draw:g>
              </table:table-cell>
              <table:table-cell office:value-type="string">
                <text:p>Itapura – SP</text:p>
                <draw:g>
                  <svg:desc>Planilha5.C2:Planilha5.C2</svg:desc>
                </draw:g>
              </table:table-cell>
              <table:table-cell office:value-type="string">
                <text:p>Pereira Barreto – SP</text:p>
                <draw:g>
                  <svg:desc>Planilha5.D2:Planilha5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br/2012</text:p>
                <draw:g>
                  <svg:desc>Planilha5.A3:Planilha5.A15</svg:desc>
                </draw:g>
              </table:table-cell>
              <table:table-cell office:value-type="float" office:value="110.7">
                <text:p>110.7</text:p>
                <draw:g>
                  <svg:desc>Planilha5.B3:Planilha5.B15</svg:desc>
                </draw:g>
              </table:table-cell>
              <table:table-cell office:value-type="float" office:value="64.5">
                <text:p>64.5</text:p>
                <draw:g>
                  <svg:desc>Planilha5.C3:Planilha5.C15</svg:desc>
                </draw:g>
              </table:table-cell>
              <table:table-cell office:value-type="float" office:value="76.7">
                <text:p>76.7</text:p>
                <draw:g>
                  <svg:desc>Planilha5.D3:Planilha5.D15</svg:desc>
                </draw:g>
              </table:table-cell>
            </table:table-row>
            <table:table-row>
              <table:table-cell office:value-type="string">
                <text:p>mai/2012</text:p>
              </table:table-cell>
              <table:table-cell office:value-type="float" office:value="26.9">
                <text:p>26.9</text:p>
              </table:table-cell>
              <table:table-cell office:value-type="float" office:value="65.3">
                <text:p>65.3</text:p>
              </table:table-cell>
              <table:table-cell office:value-type="float" office:value="55.9">
                <text:p>55.9</text:p>
              </table:table-cell>
            </table:table-row>
            <table:table-row>
              <table:table-cell office:value-type="string">
                <text:p>jun/2012</text:p>
              </table:table-cell>
              <table:table-cell office:value-type="float" office:value="159.5">
                <text:p>159.5</text:p>
              </table:table-cell>
              <table:table-cell office:value-type="float" office:value="124.5">
                <text:p>124.5</text:p>
              </table:table-cell>
              <table:table-cell office:value-type="float" office:value="156.2">
                <text:p>156.2</text:p>
              </table:table-cell>
            </table:table-row>
            <table:table-row>
              <table:table-cell office:value-type="string">
                <text:p>jul/2012</text:p>
              </table:table-cell>
              <table:table-cell office:value-type="float" office:value="3.8">
                <text:p>3.8</text:p>
              </table:table-cell>
              <table:table-cell office:value-type="float" office:value="3.6">
                <text:p>3.6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ago/2012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t/2012</text:p>
              </table:table-cell>
              <table:table-cell office:value-type="float" office:value="64.3">
                <text:p>64.3</text:p>
              </table:table-cell>
              <table:table-cell office:value-type="float" office:value="131.8">
                <text:p>131.8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string">
                <text:p>out/2012</text:p>
              </table:table-cell>
              <table:table-cell office:value-type="float" office:value="17.5">
                <text:p>17.5</text:p>
              </table:table-cell>
              <table:table-cell office:value-type="float" office:value="34.5">
                <text:p>34.5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string">
                <text:p>nov/2012</text:p>
              </table:table-cell>
              <table:table-cell office:value-type="float" office:value="115.3">
                <text:p>115.3</text:p>
              </table:table-cell>
              <table:table-cell office:value-type="float" office:value="83.8">
                <text:p>83.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dez/2012</text:p>
              </table:table-cell>
              <table:table-cell office:value-type="float" office:value="65">
                <text:p>65</text:p>
              </table:table-cell>
              <table:table-cell office:value-type="float" office:value="141.7">
                <text:p>141.7</text:p>
              </table:table-cell>
              <table:table-cell office:value-type="float" office:value="203.1">
                <text:p>203.1</text:p>
              </table:table-cell>
            </table:table-row>
            <table:table-row>
              <table:table-cell office:value-type="string">
                <text:p>jan/2013</text:p>
              </table:table-cell>
              <table:table-cell office:value-type="float" office:value="301.7">
                <text:p>301.7</text:p>
              </table:table-cell>
              <table:table-cell office:value-type="float" office:value="74.9">
                <text:p>74.9</text:p>
              </table:table-cell>
              <table:table-cell office:value-type="float" office:value="161.3">
                <text:p>161.3</text:p>
              </table:table-cell>
            </table:table-row>
            <table:table-row>
              <table:table-cell office:value-type="string">
                <text:p>fev/2013</text:p>
              </table:table-cell>
              <table:table-cell office:value-type="float" office:value="145.3">
                <text:p>145.3</text:p>
              </table:table-cell>
              <table:table-cell office:value-type="float" office:value="245.1">
                <text:p>245.1</text:p>
              </table:table-cell>
              <table:table-cell office:value-type="float" office:value="144.5">
                <text:p>144.5</text:p>
              </table:table-cell>
            </table:table-row>
            <table:table-row>
              <table:table-cell office:value-type="string">
                <text:p>mar/2013</text:p>
              </table:table-cell>
              <table:table-cell office:value-type="float" office:value="194.8">
                <text:p>194.8</text:p>
              </table:table-cell>
              <table:table-cell office:value-type="float" office:value="204.7">
                <text:p>204.7</text:p>
              </table:table-cell>
              <table:table-cell office:value-type="float" office:value="188.2">
                <text:p>188.2</text:p>
              </table:table-cell>
            </table:table-row>
            <table:table-row>
              <table:table-cell office:value-type="string">
                <text:p>abr/2013</text:p>
              </table:table-cell>
              <table:table-cell office:value-type="float" office:value="143">
                <text:p>143</text:p>
              </table:table-cell>
              <table:table-cell office:value-type="float" office:value="80.8">
                <text:p>80.8</text:p>
              </table:table-cell>
              <table:table-cell office:value-type="float" office:value="131.8">
                <text:p>131.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Windows_x86 LibreOffice_project/84102822e3d61eb989ddd325abf1ac077904985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hatch draw:name="Blue_20_Triple_20_90_20_Degrees" draw:display-name="Blue Triple 90 Degrees" draw:style="triple" draw:color="#0000ff" draw:distance="0.102cm" draw:rotation="900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3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minimum="20" chart:maximum="8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circle" chart:symbol-width="0.15cm" chart:symbol-height="0.15cm" chart:regression-type="linear"/>
      <style:graphic-properties draw:stroke="none" svg:stroke-width="0.08cm" svg:stroke-color="#314004" draw:fill-color="#314004" dr3d:edge-rounding="5%"/>
      <style:text-properties fo:font-size="10pt" style:font-size-asian="10pt" style:font-size-complex="10pt"/>
    </style:style>
    <style:style style:name="ch7" style:family="chart">
      <style:graphic-properties svg:stroke-color="#314004"/>
    </style:style>
    <style:style style:name="ch8" style:family="chart" style:data-style-name="N2">
      <style:chart-properties chart:symbol-type="none" chart:regression-type="linear"/>
      <style:graphic-properties draw:stroke="dash" draw:stroke-dash="Ultrafine_20_Dashed" svg:stroke-color="#ff420e" draw:fill-color="#ff420e"/>
      <style:text-properties fo:font-size="10pt" style:font-size-asian="10pt" style:font-size-complex="10pt"/>
    </style:style>
    <style:style style:name="ch9" style:family="chart"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894cm" svg:height="6.933cm" xlink:href=".." xlink:type="simple" chart:class="chart:scatter" chart:style-name="ch1">
        <chart:plot-area chart:style-name="ch2" table:cell-range-address="Planilha9.E3:Planilha9.G15 Planilha9.F2:Planilha9.G2" chart:data-source-has-labels="row" svg:x="0.647cm" svg:y="0.687cm" svg:width="8.853cm" svg:height="5.688cm">
          <chartooo:coordinate-region svg:x="1.745cm" svg:y="0.9cm" svg:width="7.237cm" svg:height="4.803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Planilha9.F3:Planilha9.F15" chart:label-cell-address="Planilha9.F2:Planilha9.F2" chart:class="chart:scatter">
            <chart:domain table:cell-range-address="Planilha9.E3:Planilha9.E15"/>
            <chart:regression-curve chart:style-name="ch7">
              <chart:equation chart:display-r-square="true" svg:x="1.871cm" svg:y="1.03cm"/>
            </chart:regression-curve>
            <chart:data-point chart:repeated="13"/>
          </chart:series>
          <chart:series chart:style-name="ch8" chart:values-cell-range-address="Planilha9.G3:Planilha9.G15" chart:label-cell-address="Planilha9.G2:Planilha9.G2" chart:class="chart:scatter">
            <chart:regression-curve chart:style-name="ch9"/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E</text:p>
              </table:table-cell>
              <table:table-cell office:value-type="string">
                <text:p>Yobs</text:p>
                <draw:g>
                  <svg:desc>Planilha9.F2:Planilha9.F2</svg:desc>
                </draw:g>
              </table:table-cell>
              <table:table-cell office:value-type="string">
                <text:p>Yest</text:p>
                <draw:g>
                  <svg:desc>Planilha9.G2:Planilha9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0.7">
                <text:p>110.7</text:p>
                <draw:g>
                  <svg:desc>Planilha9.E3:Planilha9.E15</svg:desc>
                </draw:g>
              </table:table-cell>
              <table:table-cell office:value-type="float" office:value="50.4">
                <text:p>50.4</text:p>
                <draw:g>
                  <svg:desc>Planilha9.F3:Planilha9.F15</svg:desc>
                </draw:g>
              </table:table-cell>
              <table:table-cell office:value-type="float" office:value="49.06086026783">
                <text:p>49.06086026783</text:p>
                <draw:g>
                  <svg:desc>Planilha9.G3:Planilha9.G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.9">
                <text:p>26.9</text:p>
              </table:table-cell>
              <table:table-cell office:value-type="float" office:value="52.1">
                <text:p>52.1</text:p>
              </table:table-cell>
              <table:table-cell office:value-type="float" office:value="40.53291749361">
                <text:p>40.532917493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9.5">
                <text:p>159.5</text:p>
              </table:table-cell>
              <table:table-cell office:value-type="float" office:value="57.4">
                <text:p>57.4</text:p>
              </table:table-cell>
              <table:table-cell office:value-type="float" office:value="54.02701310055">
                <text:p>54.027013100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8">
                <text:p>3.8</text:p>
              </table:table-cell>
              <table:table-cell office:value-type="float" office:value="39.9">
                <text:p>39.9</text:p>
              </table:table-cell>
              <table:table-cell office:value-type="float" office:value="38.18213613222">
                <text:p>38.182136132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2.5">
                <text:p>32.5</text:p>
              </table:table-cell>
              <table:table-cell office:value-type="float" office:value="37.79542751">
                <text:p>37.795427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.3">
                <text:p>64.3</text:p>
              </table:table-cell>
              <table:table-cell office:value-type="float" office:value="32.3">
                <text:p>32.3</text:p>
              </table:table-cell>
              <table:table-cell office:value-type="float" office:value="44.33894445967">
                <text:p>44.338944459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.5">
                <text:p>17.5</text:p>
              </table:table-cell>
              <table:table-cell office:value-type="float" office:value="36">
                <text:p>36</text:p>
              </table:table-cell>
              <table:table-cell office:value-type="float" office:value="39.57632248075">
                <text:p>39.576322480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5.3">
                <text:p>115.3</text:p>
              </table:table-cell>
              <table:table-cell office:value-type="float" office:value="45.7">
                <text:p>45.7</text:p>
              </table:table-cell>
              <table:table-cell office:value-type="float" office:value="49.52898123157">
                <text:p>49.528981231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">
                <text:p>65</text:p>
              </table:table-cell>
              <table:table-cell office:value-type="float" office:value="46.7">
                <text:p>46.7</text:p>
              </table:table-cell>
              <table:table-cell office:value-type="float" office:value="44.4101802585">
                <text:p>44.41018025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1.7">
                <text:p>301.7</text:p>
              </table:table-cell>
              <table:table-cell office:value-type="float" office:value="65">
                <text:p>65</text:p>
              </table:table-cell>
              <table:table-cell office:value-type="float" office:value="68.49805680573">
                <text:p>68.498056805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5.3">
                <text:p>145.3</text:p>
              </table:table-cell>
              <table:table-cell office:value-type="float" office:value="56.3">
                <text:p>56.3</text:p>
              </table:table-cell>
              <table:table-cell office:value-type="float" office:value="52.58194403857">
                <text:p>52.581944038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4.8">
                <text:p>194.8</text:p>
              </table:table-cell>
              <table:table-cell office:value-type="float" office:value="58.3">
                <text:p>58.3</text:p>
              </table:table-cell>
              <table:table-cell office:value-type="float" office:value="57.61933267012">
                <text:p>57.619332670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3">
                <text:p>143</text:p>
              </table:table-cell>
              <table:table-cell office:value-type="float" office:value="55.9">
                <text:p>55.9</text:p>
              </table:table-cell>
              <table:table-cell office:value-type="float" office:value="52.3478835567">
                <text:p>52.347883556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Windows_x86 LibreOffice_project/84102822e3d61eb989ddd325abf1ac077904985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 draw:fill-color="#ccffff"/>
    </style:style>
    <style:style style:name="ch2" style:family="chart">
      <style:chart-properties chart:auto-position="true"/>
      <style:graphic-properties draw:stroke="solid" svg:stroke-color="#ff0000" draw:fill="solid" draw:fill-color="#ffff00"/>
      <style:text-properties fo:color="#ff0000" fo:font-size="16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width="0.05cm" svg:stroke-color="#0000ff"/>
      <style:text-properties fo:color="#000080" fo:font-size="12pt" style:font-size-asian="10pt" style:font-size-complex="10pt"/>
    </style:style>
    <style:style style:name="ch6" style:family="chart">
      <style:chart-properties chart:auto-position="true" style:rotation-angle="90"/>
      <style:graphic-properties draw:fill="solid" draw:fill-color="#000080"/>
      <style:text-properties fo:color="#ffffff" fo:font-size="12pt" style:font-size-asian="9pt" style:font-size-complex="9pt"/>
    </style:style>
    <style:style style:name="ch7" style:family="chart" style:data-style-name="N11">
      <style:chart-properties chart:display-label="true" chart:logarithmic="false" chart:minimum="0.1" chart:maximum="1.1" chart:origin="0" chart:interval-major="0.1" chart:reverse-direction="false" text:line-break="false" chart:axis-position="1"/>
      <style:graphic-properties svg:stroke-width="0.05cm" svg:stroke-color="#0000ff"/>
      <style:text-properties fo:color="#000080" fo:font-size="10pt" style:font-size-asian="10pt" style:font-size-complex="10pt"/>
    </style:style>
    <style:style style:name="ch8" style:family="chart">
      <style:chart-properties chart:auto-position="true" style:rotation-angle="0"/>
      <style:graphic-properties draw:fill="solid" draw:fill-color="#000080"/>
      <style:text-properties fo:color="#ffffff" fo:font-size="12pt" style:font-size-asian="9pt" style:font-size-complex="9pt"/>
    </style:style>
    <style:style style:name="ch9" style:family="chart">
      <style:graphic-properties draw:stroke="dash" draw:stroke-dash="Ultrafine_20_Dashed" svg:stroke-color="#e6e6e6"/>
    </style:style>
    <style:style style:name="ch10" style:family="chart" style:data-style-name="N11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solid" draw:fill-color="#ffffcc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491cm" svg:height="13.734cm" xlink:href=".." xlink:type="simple" chart:class="chart:bar" chart:style-name="ch1">
        <chart:title svg:x="7.626cm" svg:y="0.41cm" chart:style-name="ch2">
          <text:p>Balanço da Livraria XTX</text:p>
        </chart:title>
        <chart:subtitle svg:x="10.251cm" svg:y="1.657cm" chart:style-name="ch3">
          <text:p>2013</text:p>
        </chart:subtitle>
        <chart:plot-area chart:style-name="ch4" table:cell-range-address="Planilha2.A1:Planilha2.B9" chart:data-source-has-labels="both" svg:x="1.61cm" svg:y="2.888cm" svg:width="19.023cm" svg:height="9.421cm">
          <chartooo:coordinate-region svg:x="4.216cm" svg:y="2.888cm" svg:width="15.741cm" svg:height="8.748cm"/>
          <chart:axis chart:dimension="x" chart:name="primary-x" chart:style-name="ch5" chartooo:axis-type="auto">
            <chartooo:date-scale/>
            <chart:title svg:x="0.451cm" svg:y="9.738cm" chart:style-name="ch6">
              <text:p>Produtos (var nominal)</text:p>
            </chart:title>
            <chart:categories table:cell-range-address="Planilha2.A2:Planilha2.A9"/>
          </chart:axis>
          <chart:axis chart:dimension="y" chart:name="primary-y" chart:style-name="ch7">
            <chart:title svg:x="9.259cm" svg:y="12.583cm" chart:style-name="ch8">
              <text:p>Lucor (var contínua)</text:p>
            </chart:title>
            <chart:grid chart:style-name="ch9" chart:class="major"/>
          </chart:axis>
          <chart:series chart:style-name="ch10" chart:values-cell-range-address="Planilha2.B2:Planilha2.B9" chart:label-cell-address="Planilha2.B1:Planilha2.B1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ucro (%)</text:p>
                <draw:g>
                  <svg:desc>Planilha2.B1:Planilha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neta</text:p>
                <draw:g>
                  <svg:desc>Planilha2.A2:Planilha2.A9</svg:desc>
                </draw:g>
              </table:table-cell>
              <table:table-cell office:value-type="float" office:value="0.33333">
                <text:p>0.33333</text:p>
                <draw:g>
                  <svg:desc>Planilha2.B2:Planilha2.B9</svg:desc>
                </draw:g>
              </table:table-cell>
            </table:table-row>
            <table:table-row>
              <table:table-cell office:value-type="string">
                <text:p>Lápis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Clips</text:p>
              </table:table-cell>
              <table:table-cell office:value-type="float" office:value="0.4646464">
                <text:p>0.4646464</text:p>
              </table:table-cell>
            </table:table-row>
            <table:table-row>
              <table:table-cell office:value-type="string">
                <text:p>Borracha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Grampeador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Papel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rampo</text:p>
              </table:table-cell>
              <table:table-cell office:value-type="float" office:value="0.589858">
                <text:p>0.589858</text:p>
              </table:table-cell>
            </table:table-row>
            <table:table-row>
              <table:table-cell office:value-type="string">
                <text:p>Agenda</text:p>
              </table:table-cell>
              <table:table-cell office:value-type="float" office:value="0.4">
                <text:p>0.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Windows_x86 LibreOffice_project/84102822e3d61eb989ddd325abf1ac07790498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opacity draw:name="ChartTransparencyGradient_20_1" draw:display-name="ChartTransparencyGradient 1" draw:style="ellipsoid" draw:cx="50%" draw:cy="50%" draw:start="100%" draw:end="0%" draw:angle="900" draw:border="0%"/>
    <draw:opacity draw:name="ChartTransparencyGradient_20_2" draw:display-name="ChartTransparencyGradient 2" draw:style="ellipsoid" draw:cx="60%" draw:cy="50%" draw:start="100%" draw:end="0%" draw:angle="900" draw:border="0%"/>
    <draw:opacity draw:name="ChartTransparencyGradient_20_3" draw:display-name="ChartTransparencyGradient 3" draw:style="linear" draw:start="100%" draw:end="0%" draw:angle="0" draw:border="0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draw:fill="bitmap" draw:fill-image-name="Wet"/>
    </style:style>
    <style:style style:name="ch2" style:family="chart">
      <style:graphic-properties draw:stroke="solid" svg:stroke-color="#000080" draw:fill="solid" draw:fill-color="#c0c0c0" draw:fill-hatch-name="Blu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ripl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grees" draw:fill-image-name="Leaves" draw:opacity-name="ChartTransparencyGradient_20_1"/>
      <style:text-properties fo:color="#000080" fo:font-size="14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style:rotation-angle="69"/>
      <style:graphic-properties svg:stroke-width="0.05cm" svg:stroke-color="#0000ff"/>
      <style:text-properties fo:color="#000080" fo:font-size="10pt" fo:font-weight="bold" style:font-size-asian="10pt" style:font-size-complex="10pt"/>
    </style:style>
    <style:style style:name="ch5" style:family="chart">
      <style:chart-properties chart:auto-position="true" style:rotation-angle="0"/>
      <style:graphic-properties draw:fill="solid" draw:fill-color="#000080"/>
      <style:text-properties fo:color="#ffffff" fo:font-size="9pt" fo:font-weight="bold" style:font-size-asian="9pt" style:font-size-complex="9pt"/>
    </style:style>
    <style:style style:name="ch6" style:family="chart" style:data-style-name="N2">
      <style:chart-properties chart:display-label="true" chart:logarithmic="false" chart:origin="0" chart:interval-major="100" chart:reverse-direction="false" text:line-break="false" chart:axis-position="1"/>
      <style:graphic-properties svg:stroke-width="0.05cm" svg:stroke-color="#0000ff"/>
      <style:text-properties fo:color="#000080" fo:font-size="10pt" fo:font-weight="bold" style:font-size-asian="10pt" style:font-size-complex="10pt"/>
    </style:style>
    <style:style style:name="ch7" style:family="chart">
      <style:chart-properties chart:auto-position="true" style:rotation-angle="90"/>
      <style:graphic-properties draw:fill="solid" draw:fill-color="#000080"/>
      <style:text-properties fo:color="#ffffff" fo:font-size="9pt" fo:font-weight="bold" style:font-size-asian="9pt" style:font-size-complex="9pt"/>
    </style:style>
    <style:style style:name="ch8" style:family="chart" style:data-style-name="N2">
      <style:chart-properties chart:symbol-type="named-symbol" chart:symbol-name="diamond" chart:symbol-width="0.2cm" chart:symbol-height="0.2cm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bitmap" draw:fill-color="#e6e6e6" draw:fill-image-name="Sky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169cm" svg:height="10.675cm" xlink:href=".." xlink:type="simple" chart:class="chart:line" chart:style-name="ch1">
        <chart:title svg:x="5.87cm" svg:y="0.739cm" chart:style-name="ch2">
          <text:p>Precipitação em Ilha Solteira - SP</text:p>
        </chart:title>
        <chart:plot-area chart:style-name="ch3" table:cell-range-address="Planilha4.A1:Planilha4.N2" chart:data-source-has-labels="both" svg:x="1.421cm" svg:y="1.866cm" svg:width="16.982cm" svg:height="7.588cm">
          <chartooo:coordinate-region svg:x="2.704cm" svg:y="2.078cm" svg:width="15.501cm" svg:height="5.567cm"/>
          <chart:axis chart:dimension="x" chart:name="primary-x" chart:style-name="ch4" chartooo:axis-type="auto">
            <chartooo:date-scale/>
            <chart:title svg:x="9.537cm" svg:y="9.668cm" chart:style-name="ch5">
              <text:p>Mês</text:p>
            </chart:title>
            <chart:categories table:cell-range-address="Planilha4.B1:Planilha4.N1"/>
          </chart:axis>
          <chart:axis chart:dimension="y" chart:name="primary-y" chart:style-name="ch6">
            <chart:title svg:x="0.451cm" svg:y="7.106cm" chart:style-name="ch7">
              <text:p>Precipitação (mm)</text:p>
            </chart:title>
          </chart:axis>
          <chart:series chart:style-name="ch8" chart:values-cell-range-address="Planilha4.B2:Planilha4.N2" chart:label-cell-address="Planilha4.A2:Planilha4.A2" chart:class="chart:line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r/2012</text:p>
                <draw:g>
                  <svg:desc>Planilha4.B1:Planilha4.N1</svg:desc>
                </draw:g>
              </table:table-cell>
              <table:table-cell office:value-type="string">
                <text:p>mai/2012</text:p>
              </table:table-cell>
              <table:table-cell office:value-type="string">
                <text:p>jun/2012</text:p>
              </table:table-cell>
              <table:table-cell office:value-type="string">
                <text:p>jul/2012</text:p>
              </table:table-cell>
              <table:table-cell office:value-type="string">
                <text:p>ago/2012</text:p>
              </table:table-cell>
              <table:table-cell office:value-type="string">
                <text:p>set/2012</text:p>
              </table:table-cell>
              <table:table-cell office:value-type="string">
                <text:p>out/2012</text:p>
              </table:table-cell>
              <table:table-cell office:value-type="string">
                <text:p>nov/2012</text:p>
              </table:table-cell>
              <table:table-cell office:value-type="string">
                <text:p>dez/2012</text:p>
              </table:table-cell>
              <table:table-cell office:value-type="string">
                <text:p>jan/2013</text:p>
              </table:table-cell>
              <table:table-cell office:value-type="string">
                <text:p>fev/2013</text:p>
              </table:table-cell>
              <table:table-cell office:value-type="string">
                <text:p>mar/2013</text:p>
              </table:table-cell>
              <table:table-cell office:value-type="string">
                <text:p>abr/2013</text:p>
              </table:table-cell>
            </table:table-row>
          </table:table-header-rows>
          <table:table-rows>
            <table:table-row>
              <table:table-cell office:value-type="string">
                <text:p>Precipitação (mm)</text:p>
                <draw:g>
                  <svg:desc>Planilha4.A2:Planilha4.A2</svg:desc>
                </draw:g>
              </table:table-cell>
              <table:table-cell office:value-type="float" office:value="110.7">
                <text:p>110.7</text:p>
                <draw:g>
                  <svg:desc>Planilha4.B2:Planilha4.N2</svg:desc>
                </draw:g>
              </table:table-cell>
              <table:table-cell office:value-type="float" office:value="26.9">
                <text:p>26.9</text:p>
              </table:table-cell>
              <table:table-cell office:value-type="float" office:value="159.5">
                <text:p>159.5</text:p>
              </table:table-cell>
              <table:table-cell office:value-type="float" office:value="3.8">
                <text:p>3.8</text:p>
              </table:table-cell>
              <table:table-cell office:value-type="float" office:value="0">
                <text:p>0</text:p>
              </table:table-cell>
              <table:table-cell office:value-type="float" office:value="64.3">
                <text:p>64.3</text:p>
              </table:table-cell>
              <table:table-cell office:value-type="float" office:value="17.5">
                <text:p>17.5</text:p>
              </table:table-cell>
              <table:table-cell office:value-type="float" office:value="115.3">
                <text:p>115.3</text:p>
              </table:table-cell>
              <table:table-cell office:value-type="float" office:value="65">
                <text:p>65</text:p>
              </table:table-cell>
              <table:table-cell office:value-type="float" office:value="301.7">
                <text:p>301.7</text:p>
              </table:table-cell>
              <table:table-cell office:value-type="float" office:value="145.3">
                <text:p>145.3</text:p>
              </table:table-cell>
              <table:table-cell office:value-type="float" office:value="194.8">
                <text:p>194.8</text:p>
              </table:table-cell>
              <table:table-cell office:value-type="float" office:value="143">
                <text:p>14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Windows_x86 LibreOffice_project/84102822e3d61eb989ddd325abf1ac07790498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fill-image draw:name="Sky" xlink:href="Pictures/100000000000005E0000005E71533790.png" xlink:type="simple" xlink:show="embed" xlink:actuate="onLoad"/>
    <draw:fill-image draw:name="Wet" xlink:href="Pictures/100000000000005E0000005E4FF81E94.png" xlink:type="simple" xlink:show="embed" xlink:actuate="onLoad"/>
    <draw:opacity draw:name="ChartTransparencyGradient_20_1" draw:display-name="ChartTransparencyGradient 1" draw:style="linear" draw:start="100%" draw:end="0%" draw:angle="0" draw:border="0%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6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origin="0" chart:interval-major="100" chart:reverse-direction="false" text:line-break="false" chart:axis-position="1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15cm" chart:symbol-height="0.15cm">
        <chart:symbol-image xlink:href="Pictures/2000000E000000DD000000DDD0DA4599.svm" xlink:type="simple" xlink:actuate="onLoad"/>
      </style:chart-properties>
      <style:graphic-properties svg:stroke-width="0.04cm" svg:stroke-color="#000000" draw:fill-color="#000000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15cm" chart:symbol-height="0.15cm"/>
    </style:style>
    <style:style style:name="ch11" style:family="chart" style:data-style-name="N2">
      <style:chart-properties chart:symbol-type="named-symbol" chart:symbol-name="circle" chart:symbol-width="0.15cm" chart:symbol-height="0.15cm">
        <chart:symbol-image xlink:href="Pictures/2000000E000000DD000000DD1075693C.svm" xlink:type="simple" xlink:actuate="onLoad"/>
      </style:chart-properties>
      <style:graphic-properties draw:stroke="dash" draw:stroke-dash="Ultrafine_20_Dashed" svg:stroke-width="0.04cm" svg:stroke-color="#b3b3b3" draw:fill-color="#b3b3b3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15cm" chart:symbol-height="0.15cm">
        <chart:symbol-image xlink:href="Pictures/2000000E000000DF000000DF01722B8D.svm" xlink:type="simple" xlink:actuate="onLoad"/>
      </style:chart-properties>
      <style:graphic-properties draw:stroke="dash" draw:stroke-dash="Fine_20_Dashed" svg:stroke-width="0.04cm" svg:stroke-color="#e6e6e6" draw:fill-color="#e6e6e6" dr3d:edge-rounding="5%"/>
      <style:text-properties fo:font-size="10pt" style:font-size-asian="10pt" style:font-size-complex="10pt"/>
    </style:style>
    <style:style style:name="ch13" style:family="chart">
      <style:graphic-properties draw:stroke="dash" draw:stroke-dash="Ultrafine_20_Dashe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519cm" svg:height="10.227cm" xlink:href=".." xlink:type="simple" chart:class="chart:line" chart:style-name="ch1">
        <chart:legend svg:x="0.945cm" svg:y="8.882cm" style:legend-expansion="custom" chartooo:width="15.447cm" chartooo:height="0.54cm" style:legend-expansion-aspect-ratio="28.6055555555556" chart:style-name="ch2"/>
        <chart:plot-area chart:style-name="ch3" table:cell-range-address="Planilha5.A2:Planilha5.D15" chart:data-source-has-labels="both" svg:x="1.388cm" svg:y="0.308cm" svg:width="15.43cm" svg:height="7.897cm">
          <chartooo:coordinate-region svg:x="2.671cm" svg:y="0.52cm" svg:width="13.762cm" svg:height="7.17cm"/>
          <chart:axis chart:dimension="x" chart:name="primary-x" chart:style-name="ch4" chartooo:axis-type="auto">
            <chartooo:date-scale/>
            <chart:title svg:x="8.741cm" svg:y="8.41cm" chart:style-name="ch5">
              <text:p>Mês</text:p>
            </chart:title>
            <chart:categories table:cell-range-address="Planilha5.A3:Planilha5.A15"/>
          </chart:axis>
          <chart:axis chart:dimension="y" chart:name="primary-y" chart:style-name="ch6">
            <chart:title svg:x="0.451cm" svg:y="5.649cm" chart:style-name="ch7">
              <text:p>Precipitação (mm)</text:p>
            </chart:title>
            <chart:grid chart:style-name="ch8" chart:class="major"/>
          </chart:axis>
          <chart:series chart:style-name="ch9" chart:values-cell-range-address="Planilha5.B3:Planilha5.B15" chart:label-cell-address="Planilha5.B2:Planilha5.B2" chart:class="chart:line">
            <chart:data-point chart:repeated="9"/>
            <chart:data-point chart:style-name="ch10"/>
            <chart:data-point chart:repeated="3"/>
          </chart:series>
          <chart:series chart:style-name="ch11" chart:values-cell-range-address="Planilha5.C3:Planilha5.C15" chart:label-cell-address="Planilha5.C2:Planilha5.C2" chart:class="chart:line">
            <chart:data-point chart:repeated="13"/>
          </chart:series>
          <chart:series chart:style-name="ch12" chart:values-cell-range-address="Planilha5.D3:Planilha5.D15" chart:label-cell-address="Planilha5.D2:Planilha5.D2" chart:class="chart:line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lha Solteira – SP</text:p>
                <draw:g>
                  <svg:desc>Planilha5.B2:Planilha5.B2</svg:desc>
                </draw:g>
              </table:table-cell>
              <table:table-cell office:value-type="string">
                <text:p>Itapura – SP</text:p>
                <draw:g>
                  <svg:desc>Planilha5.C2:Planilha5.C2</svg:desc>
                </draw:g>
              </table:table-cell>
              <table:table-cell office:value-type="string">
                <text:p>Pereira Barreto – SP</text:p>
                <draw:g>
                  <svg:desc>Planilha5.D2:Planilha5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br/2012</text:p>
                <draw:g>
                  <svg:desc>Planilha5.A3:Planilha5.A15</svg:desc>
                </draw:g>
              </table:table-cell>
              <table:table-cell office:value-type="float" office:value="110.7">
                <text:p>110.7</text:p>
                <draw:g>
                  <svg:desc>Planilha5.B3:Planilha5.B15</svg:desc>
                </draw:g>
              </table:table-cell>
              <table:table-cell office:value-type="float" office:value="64.5">
                <text:p>64.5</text:p>
                <draw:g>
                  <svg:desc>Planilha5.C3:Planilha5.C15</svg:desc>
                </draw:g>
              </table:table-cell>
              <table:table-cell office:value-type="float" office:value="76.7">
                <text:p>76.7</text:p>
                <draw:g>
                  <svg:desc>Planilha5.D3:Planilha5.D15</svg:desc>
                </draw:g>
              </table:table-cell>
            </table:table-row>
            <table:table-row>
              <table:table-cell office:value-type="string">
                <text:p>mai/2012</text:p>
              </table:table-cell>
              <table:table-cell office:value-type="float" office:value="26.9">
                <text:p>26.9</text:p>
              </table:table-cell>
              <table:table-cell office:value-type="float" office:value="65.3">
                <text:p>65.3</text:p>
              </table:table-cell>
              <table:table-cell office:value-type="float" office:value="55.9">
                <text:p>55.9</text:p>
              </table:table-cell>
            </table:table-row>
            <table:table-row>
              <table:table-cell office:value-type="string">
                <text:p>jun/2012</text:p>
              </table:table-cell>
              <table:table-cell office:value-type="float" office:value="159.5">
                <text:p>159.5</text:p>
              </table:table-cell>
              <table:table-cell office:value-type="float" office:value="124.5">
                <text:p>124.5</text:p>
              </table:table-cell>
              <table:table-cell office:value-type="float" office:value="156.2">
                <text:p>156.2</text:p>
              </table:table-cell>
            </table:table-row>
            <table:table-row>
              <table:table-cell office:value-type="string">
                <text:p>jul/2012</text:p>
              </table:table-cell>
              <table:table-cell office:value-type="float" office:value="3.8">
                <text:p>3.8</text:p>
              </table:table-cell>
              <table:table-cell office:value-type="float" office:value="3.6">
                <text:p>3.6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ago/2012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t/2012</text:p>
              </table:table-cell>
              <table:table-cell office:value-type="float" office:value="64.3">
                <text:p>64.3</text:p>
              </table:table-cell>
              <table:table-cell office:value-type="float" office:value="131.8">
                <text:p>131.8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string">
                <text:p>out/2012</text:p>
              </table:table-cell>
              <table:table-cell office:value-type="float" office:value="17.5">
                <text:p>17.5</text:p>
              </table:table-cell>
              <table:table-cell office:value-type="float" office:value="34.5">
                <text:p>34.5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string">
                <text:p>nov/2012</text:p>
              </table:table-cell>
              <table:table-cell office:value-type="float" office:value="115.3">
                <text:p>115.3</text:p>
              </table:table-cell>
              <table:table-cell office:value-type="float" office:value="83.8">
                <text:p>83.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dez/2012</text:p>
              </table:table-cell>
              <table:table-cell office:value-type="float" office:value="65">
                <text:p>65</text:p>
              </table:table-cell>
              <table:table-cell office:value-type="float" office:value="141.7">
                <text:p>141.7</text:p>
              </table:table-cell>
              <table:table-cell office:value-type="float" office:value="203.1">
                <text:p>203.1</text:p>
              </table:table-cell>
            </table:table-row>
            <table:table-row>
              <table:table-cell office:value-type="string">
                <text:p>jan/2013</text:p>
              </table:table-cell>
              <table:table-cell office:value-type="float" office:value="301.7">
                <text:p>301.7</text:p>
              </table:table-cell>
              <table:table-cell office:value-type="float" office:value="74.9">
                <text:p>74.9</text:p>
              </table:table-cell>
              <table:table-cell office:value-type="float" office:value="161.3">
                <text:p>161.3</text:p>
              </table:table-cell>
            </table:table-row>
            <table:table-row>
              <table:table-cell office:value-type="string">
                <text:p>fev/2013</text:p>
              </table:table-cell>
              <table:table-cell office:value-type="float" office:value="145.3">
                <text:p>145.3</text:p>
              </table:table-cell>
              <table:table-cell office:value-type="float" office:value="245.1">
                <text:p>245.1</text:p>
              </table:table-cell>
              <table:table-cell office:value-type="float" office:value="144.5">
                <text:p>144.5</text:p>
              </table:table-cell>
            </table:table-row>
            <table:table-row>
              <table:table-cell office:value-type="string">
                <text:p>mar/2013</text:p>
              </table:table-cell>
              <table:table-cell office:value-type="float" office:value="194.8">
                <text:p>194.8</text:p>
              </table:table-cell>
              <table:table-cell office:value-type="float" office:value="204.7">
                <text:p>204.7</text:p>
              </table:table-cell>
              <table:table-cell office:value-type="float" office:value="188.2">
                <text:p>188.2</text:p>
              </table:table-cell>
            </table:table-row>
            <table:table-row>
              <table:table-cell office:value-type="string">
                <text:p>abr/2013</text:p>
              </table:table-cell>
              <table:table-cell office:value-type="float" office:value="143">
                <text:p>143</text:p>
              </table:table-cell>
              <table:table-cell office:value-type="float" office:value="80.8">
                <text:p>80.8</text:p>
              </table:table-cell>
              <table:table-cell office:value-type="float" office:value="131.8">
                <text:p>131.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Windows_x86 LibreOffice_project/84102822e3d61eb989ddd325abf1ac07790498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gap-width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graphic-properties svg:stroke-width="0.02cm" draw:fill="gradient" draw:fill-color="#ffcc99" draw:fill-gradient-name="Radial_20_red_2f_yellow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32cm" svg:y="0.316cm" chart:style-name="ch2">
          <text:p>Histograma</text:p>
        </chart:title>
        <chart:plot-area chart:style-name="ch3" table:cell-range-address="Planilha6.A1:Planilha6.B8" chart:data-source-has-labels="both" svg:x="1.358cm" svg:y="1.635cm" svg:width="14.002cm" svg:height="6.177cm">
          <chartooo:coordinate-region svg:x="1.979cm" svg:y="1.847cm" svg:width="13.381cm" svg:height="5.292cm"/>
          <chart:axis chart:dimension="x" chart:name="primary-x" chart:style-name="ch4" chartooo:axis-type="auto">
            <chartooo:date-scale/>
            <chart:title svg:x="7.521cm" svg:y="7.993cm" chart:style-name="ch5">
              <text:p>Altura (cm)</text:p>
            </chart:title>
            <chart:categories table:cell-range-address="Planilha6.A2:Planilha6.A8"/>
          </chart:axis>
          <chart:axis chart:dimension="y" chart:name="primary-y" chart:style-name="ch6">
            <chart:title svg:x="0.451cm" svg:y="5.6cm" chart:style-name="ch7">
              <text:p>Frequência</text:p>
            </chart:title>
          </chart:axis>
          <chart:series chart:style-name="ch8" chart:values-cell-range-address="Planilha6.B2:Planilha6.B8" chart:label-cell-address="Planilha6.B1:Planilha6.B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uência</text:p>
                <draw:g>
                  <svg:desc>Planilha6.B1:Planilha6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&lt;150</text:p>
                <draw:g>
                  <svg:desc>Planilha6.A2:Planilha6.A8</svg:desc>
                </draw:g>
              </table:table-cell>
              <table:table-cell office:value-type="float" office:value="0">
                <text:p>0</text:p>
                <draw:g>
                  <svg:desc>Planilha6.B2:Planilha6.B8</svg:desc>
                </draw:g>
              </table:table-cell>
            </table:table-row>
            <table:table-row>
              <table:table-cell office:value-type="string">
                <text:p>150-1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0-16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0-18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0-19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0-2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&gt;2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Windows_x86 LibreOffice_project/84102822e3d61eb989ddd325abf1ac07790498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style:style style:name="ch1" style:family="chart">
      <style:graphic-properties draw:stroke="none" draw:fill-color="#e6e6e6" draw:opacity-name=""/>
    </style:style>
    <style:style style:name="ch2" style:family="chart">
      <style:chart-properties chart:symbol-type="automatic" chart:include-hidden-cells="false" chart:treat-empty-cells="ignore" chart:right-angled-axes="true">
        <chart:symbol-image xlink:href="Pictures/2000000E000000DD000000DDA6BDB0EC.svm" xlink:type="simple" xlink:actuate="onLoad"/>
      </style:chart-properties>
    </style:style>
    <style:style style:name="ch3" style:family="chart" style:data-style-name="N1">
      <style:chart-properties chart:display-label="true" chart:logarithmic="false" chart:minimum="-10" chart:interval-minor-divisor="3" chart:reverse-direction="false" text:line-break="false" chart:link-data-style-to-source="false" chart:axis-position="0"/>
      <style:graphic-properties svg:stroke-width="0.03cm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5" style:family="chart">
      <style:graphic-properties svg:stroke-color="#666666"/>
    </style:style>
    <style:style style:name="ch6" style:family="chart">
      <style:graphic-properties draw:stroke="dash" draw:stroke-dash="Ultrafine_20_Dashed" svg:stroke-color="#b3b3b3"/>
    </style:style>
    <style:style style:name="ch7" style:family="chart" style:data-style-name="N1">
      <style:chart-properties chart:display-label="true" chart:logarithmic="false" chart:minimum="25" chart:interval-major="15" chart:interval-minor-divisor="3" chart:reverse-direction="false" text:line-break="false" chart:link-data-style-to-source="false" chart:axis-position="-10"/>
      <style:graphic-properties svg:stroke-width="0.03cm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9" style:family="chart" style:data-style-name="N1">
      <style:chart-properties chart:symbol-type="named-symbol" chart:symbol-name="circle" chart:symbol-width="0.15cm" chart:symbol-height="0.15cm">
        <chart:symbol-image xlink:href="Pictures/2000000E000000DD000000DDA6BDB0EC.svm" xlink:type="simple" xlink:actuate="onLoad"/>
      </style:chart-properties>
      <style:graphic-properties draw:stroke="none" svg:stroke-width="0.08cm" svg:stroke-color="#c5000b" draw:fill-color="#c5000b" dr3d:edge-rounding="5%"/>
      <style:text-properties fo:font-size="10pt" style:font-size-asian="10pt" style:font-size-complex="10pt"/>
    </style:style>
    <style:style style:name="ch10" style:family="chart">
      <style:graphic-properties draw:stroke="solid" svg:stroke-width="0.03cm" draw:fill="solid" draw:fill-color="#ffff99" draw:opacity-name="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377cm" svg:height="9.748cm" xlink:href=".." xlink:type="simple" chart:class="chart:scatter" chart:style-name="ch1">
        <chart:plot-area chart:style-name="ch2" table:cell-range-address="Planilha7.B2:Planilha7.C14 Planilha7.C1:Planilha7.C1" chart:data-source-has-labels="row" svg:x="1.155cm" svg:y="0.059cm" svg:width="12.502cm" svg:height="8.481cm">
          <chartooo:coordinate-region svg:x="1.776cm" svg:y="0.271cm" svg:width="11.601cm" svg:height="7.597cm"/>
          <chart:axis chart:dimension="x" chart:name="primary-x" chart:style-name="ch3">
            <chart:title svg:x="5.517cm" svg:y="8.735cm" chart:style-name="ch4">
              <text:p>Precipitação (mm)</text:p>
            </chart:title>
            <chart:grid chart:style-name="ch5" chart:class="major"/>
            <chart:grid chart:style-name="ch6" chart:class="minor"/>
          </chart:axis>
          <chart:axis chart:dimension="y" chart:name="primary-y" chart:style-name="ch7">
            <chart:title svg:x="0.111cm" svg:y="5.513cm" chart:style-name="ch8">
              <text:p>UR min (%)</text:p>
            </chart:title>
            <chart:grid chart:style-name="ch5" chart:class="major"/>
            <chart:grid chart:style-name="ch6" chart:class="minor"/>
          </chart:axis>
          <chart:series chart:style-name="ch9" chart:values-cell-range-address="Planilha7.C2:Planilha7.C14" chart:label-cell-address="Planilha7.C1:Planilha7.C1" chart:class="chart:scatter">
            <chart:domain table:cell-range-address="Planilha7.B2:Planilha7.B14"/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UR min(%)</text:p>
                <draw:g>
                  <svg:desc>Planilha7.C1:Planilha7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0.7">
                <text:p>110.7</text:p>
                <draw:g>
                  <svg:desc>Planilha7.B2:Planilha7.B14</svg:desc>
                </draw:g>
              </table:table-cell>
              <table:table-cell office:value-type="float" office:value="50.4">
                <text:p>50.4</text:p>
                <draw:g>
                  <svg:desc>Planilha7.C2:Planilha7.C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.9">
                <text:p>26.9</text:p>
              </table:table-cell>
              <table:table-cell office:value-type="float" office:value="52.1">
                <text:p>52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9.5">
                <text:p>159.5</text:p>
              </table:table-cell>
              <table:table-cell office:value-type="float" office:value="57.4">
                <text:p>57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8">
                <text:p>3.8</text:p>
              </table:table-cell>
              <table:table-cell office:value-type="float" office:value="39.9">
                <text:p>39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.3">
                <text:p>64.3</text:p>
              </table:table-cell>
              <table:table-cell office:value-type="float" office:value="32.3">
                <text:p>32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.5">
                <text:p>17.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5.3">
                <text:p>115.3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">
                <text:p>65</text:p>
              </table:table-cell>
              <table:table-cell office:value-type="float" office:value="46.7">
                <text:p>46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1.7">
                <text:p>301.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5.3">
                <text:p>145.3</text:p>
              </table:table-cell>
              <table:table-cell office:value-type="float" office:value="56.3">
                <text:p>56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4.8">
                <text:p>194.8</text:p>
              </table:table-cell>
              <table:table-cell office:value-type="float" office:value="58.3">
                <text:p>58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3">
                <text:p>143</text:p>
              </table:table-cell>
              <table:table-cell office:value-type="float" office:value="55.9">
                <text:p>55.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Windows_x86 LibreOffice_project/84102822e3d61eb989ddd325abf1ac07790498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gradient" draw:fill-color="#c0c0c0" draw:fill-gradient-name="Gradient_20_1"/>
    </style:style>
    <style:style style:name="ch2" style:family="chart">
      <style:text-properties fo:color="#ffff00" fo:font-size="13pt" fo:font-weight="bold" style:font-size-asian="13pt" style:font-size-complex="13pt"/>
    </style:style>
    <style:style style:name="ch3" style:family="chart">
      <style:text-properties fo:color="#ffff00" fo:font-size="11pt" fo:font-weight="bold" style:font-size-asian="11pt" style:font-size-complex="11pt"/>
    </style:style>
    <style:style style:name="ch4" style:family="chart">
      <style:chart-properties chart:three-dimensional="true" chart:include-hidden-cells="false" chart:right-angled-axes="true" chart:data-label-number="percentage" chart:data-label-text="tru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percentage" chart:data-label-text="true" chart:data-label-symbol="false" chart:label-position="avoid-overlap"/>
      <style:graphic-properties draw:stroke="none" draw:fill-color="#004586"/>
      <style:text-properties fo:color="#ffffff" fo:font-size="12pt" fo:font-weight="bold" style:font-size-asian="10pt" style:font-size-complex="10pt"/>
    </style:style>
    <style:style style:name="ch9" style:family="chart">
      <style:chart-properties chart:solid-type="cuboid"/>
      <style:graphic-properties draw:fill="gradient" draw:fill-color="#004586" draw:fill-gradient-name="Rectangular_20_red_2f_white"/>
    </style:style>
    <style:style style:name="ch10" style:family="chart">
      <style:chart-properties chart:solid-type="cuboid"/>
      <style:graphic-properties draw:fill="hatch" draw:fill-color="#83caff" draw:fill-hatch-name="Red_20_Crossed_20_0_20_Degrees" draw:fill-hatch-solid="true"/>
    </style:style>
    <style:style style:name="ch11" style:family="chart">
      <style:chart-properties chart:solid-type="cuboid" chart:pie-offset="97"/>
      <style:graphic-properties draw:fill="gradient" draw:fill-color="#ffd320" draw:fill-gradient-name="Linear_20_blue_2f_white"/>
    </style:style>
    <style:style style:name="ch12" style:family="chart">
      <style:chart-properties chart:solid-type="cuboid"/>
      <style:graphic-properties draw:fill="bitmap" draw:fill-color="#0066cc" draw:fill-image-name="Leaves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1.258cm" svg:y="0.302cm" chart:style-name="ch2">
          <text:p>Preferência de Voto</text:p>
        </chart:title>
        <chart:subtitle svg:x="10.532cm" svg:y="0.283cm" chart:style-name="ch3">
          <text:p>Eleições para Diretor 2013</text:p>
        </chart:subtitle>
        <chart:plot-area chart:style-name="ch4" table:cell-range-address="Planilha8.A1:Planilha8.B5" chart:data-source-has-labels="both" svg:x="3.382cm" svg:y="1.428cm" svg:width="10.458cm" svg:height="7.104cm" dr3d:transform="matrix (0.999328735268627 0.0111401973195899 -0.034899496702501 -0.0360457058831363 0.46909890667005 -0.882409725041803 0.0065410972927875 0.883075371508369 0.469185573394539 0cm 0cm 0cm)" dr3d:vrp="(0 0 12195.1219512195)" dr3d:projection="parallel" dr3d:distance="4.2cm" dr3d:focal-length="8cm" dr3d:shadow-slant="0" dr3d:shade-mode="gouraud" dr3d:ambient-color="#666666" dr3d:lighting-mode="true">
          <chartooo:coordinate-region svg:x="3.381cm" svg:y="1.428cm" svg:width="10.461cm" svg:height="7.104cm"/>
          <dr3d:light dr3d:diffuse-color="#808080" dr3d:direction="(0 0 1)" dr3d:enabled="false" dr3d:specular="true"/>
          <dr3d:light dr3d:diffuse-color="#e6e6e6" dr3d:direction="(0.705855933787073 0.458704947938501 0.539775111944147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categories table:cell-range-address="Planilha8.A2:Planilha8.A5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Planilha8.B2:Planilha8.B5" chart:label-cell-address="Planilha8.B1:Planilha8.B1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ferência</text:p>
                <draw:g>
                  <svg:desc>Planilha8.B1:Planilha8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nd.1</text:p>
                <draw:g>
                  <svg:desc>Planilha8.A2:Planilha8.A5</svg:desc>
                </draw:g>
              </table:table-cell>
              <table:table-cell office:value-type="float" office:value="750">
                <text:p>750</text:p>
                <draw:g>
                  <svg:desc>Planilha8.B2:Planilha8.B5</svg:desc>
                </draw:g>
              </table:table-cell>
            </table:table-row>
            <table:table-row>
              <table:table-cell office:value-type="string">
                <text:p>Cand.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Cand.3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Cand.4</text:p>
              </table:table-cell>
              <table:table-cell office:value-type="float" office:value="700">
                <text:p>70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Windows_x86 LibreOffice_project/84102822e3d61eb989ddd325abf1ac07790498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hatch draw:name="Red_20_Crossed_20_0_20_Degrees" draw:display-name="Red Crossed 0 Degrees" draw:style="double" draw:color="#800000" draw:distance="0.076cm" draw:rotation="900"/>
    <draw:fill-image draw:name="Leaves" xlink:href="Pictures/100000000000005E0000005E7FDCEED9.png" xlink:type="simple" xlink:show="embed" xlink:actuate="onLoad"/>
    <draw:opacity draw:name="ChartTransparencyGradient_20_1" draw:display-name="ChartTransparencyGradient 1" draw:style="radial" draw:cx="50%" draw:cy="50%" draw:start="100%" draw:end="0%" draw:border="0%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6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style:rotation-angle="53"/>
      <style:text-properties fo:font-size="9pt" style:font-size-asian="10pt" style:font-size-complex="10pt"/>
    </style:style>
    <style:style style:name="ch5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6" style:family="chart">
      <style:graphic-properties draw:stroke="dash" draw:stroke-dash="Ultrafine_20_Dashed" svg:stroke-color="#b3b3b3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9" style:family="chart" style:data-style-name="N2">
      <style:chart-properties chart:display-label="true" chart:logarithmic="false" chart:reverse-direction="false" text:line-break="false" chart:axis-position="end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square" chart:symbol-width="0.15cm" chart:symbol-height="0.15cm"/>
      <style:graphic-properties svg:stroke-width="0.03cm" svg:stroke-color="#0084d1" draw:fill-color="#0084d1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circle" chart:symbol-width="0.15cm" chart:symbol-height="0.15cm"/>
      <style:graphic-properties svg:stroke-width="0.03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966cm" svg:height="13.705cm" xlink:href=".." xlink:type="simple" chart:class="chart:line" chart:style-name="ch1">
        <chart:title svg:x="7.711cm" svg:y="0.41cm" chart:style-name="ch2">
          <text:p>Ilha Solteira - SP</text:p>
        </chart:title>
        <chart:plot-area chart:style-name="ch3" table:cell-range-address="Planilha7.A1:Planilha7.C14" chart:data-source-has-labels="both" svg:x="1.607cm" svg:y="2.205cm" svg:width="16.803cm" svg:height="10.048cm">
          <chartooo:coordinate-region svg:x="2.89cm" svg:y="2.417cm" svg:width="14.421cm" svg:height="8.227cm"/>
          <chart:axis chart:dimension="x" chart:name="primary-x" chart:style-name="ch4" chartooo:axis-type="auto">
            <chartooo:date-scale/>
            <chart:title svg:x="9.522cm" svg:y="12.528cm" chart:style-name="ch5">
              <text:p>Mês</text:p>
            </chart:title>
            <chart:categories table:cell-range-address="Planilha7.A2:Planilha7.A14"/>
            <chart:grid chart:style-name="ch6" chart:class="minor"/>
          </chart:axis>
          <chart:axis chart:dimension="y" chart:name="primary-y" chart:style-name="ch7">
            <chart:title svg:x="0.451cm" svg:y="9.118cm" chart:style-name="ch8">
              <text:p>Precipitação (mm)</text:p>
            </chart:title>
            <chart:grid chart:style-name="ch6" chart:class="major"/>
          </chart:axis>
          <chart:axis chart:dimension="y" chart:name="secondary-y" chart:style-name="ch9">
            <chart:title svg:x="18.81cm" svg:y="8.443cm" chart:style-name="ch8">
              <text:p>UR min (%)</text:p>
            </chart:title>
          </chart:axis>
          <chart:series chart:attached-axis="primary-y" chart:style-name="ch10" chart:values-cell-range-address="Planilha7.B2:Planilha7.B14" chart:label-cell-address="Planilha7.B1:Planilha7.B1" chart:class="chart:line">
            <chart:data-point chart:repeated="13"/>
          </chart:series>
          <chart:series chart:attached-axis="secondary-y" chart:style-name="ch11" chart:values-cell-range-address="Planilha7.C2:Planilha7.C14" chart:label-cell-address="Planilha7.C1:Planilha7.C1" chart:class="chart:line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pitação (mm)</text:p>
                <draw:g>
                  <svg:desc>Planilha7.B1:Planilha7.B1</svg:desc>
                </draw:g>
              </table:table-cell>
              <table:table-cell office:value-type="string">
                <text:p>UR min(%)</text:p>
                <draw:g>
                  <svg:desc>Planilha7.C1:Planilha7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br/2012</text:p>
                <draw:g>
                  <svg:desc>Planilha7.A2:Planilha7.A14</svg:desc>
                </draw:g>
              </table:table-cell>
              <table:table-cell office:value-type="float" office:value="110.7">
                <text:p>110.7</text:p>
                <draw:g>
                  <svg:desc>Planilha7.B2:Planilha7.B14</svg:desc>
                </draw:g>
              </table:table-cell>
              <table:table-cell office:value-type="float" office:value="50.4">
                <text:p>50.4</text:p>
                <draw:g>
                  <svg:desc>Planilha7.C2:Planilha7.C14</svg:desc>
                </draw:g>
              </table:table-cell>
            </table:table-row>
            <table:table-row>
              <table:table-cell office:value-type="string">
                <text:p>mai/2012</text:p>
              </table:table-cell>
              <table:table-cell office:value-type="float" office:value="26.9">
                <text:p>26.9</text:p>
              </table:table-cell>
              <table:table-cell office:value-type="float" office:value="52.1">
                <text:p>52.1</text:p>
              </table:table-cell>
            </table:table-row>
            <table:table-row>
              <table:table-cell office:value-type="string">
                <text:p>jun/2012</text:p>
              </table:table-cell>
              <table:table-cell office:value-type="float" office:value="159.5">
                <text:p>159.5</text:p>
              </table:table-cell>
              <table:table-cell office:value-type="float" office:value="57.4">
                <text:p>57.4</text:p>
              </table:table-cell>
            </table:table-row>
            <table:table-row>
              <table:table-cell office:value-type="string">
                <text:p>jul/2012</text:p>
              </table:table-cell>
              <table:table-cell office:value-type="float" office:value="3.8">
                <text:p>3.8</text:p>
              </table:table-cell>
              <table:table-cell office:value-type="float" office:value="39.9">
                <text:p>39.9</text:p>
              </table:table-cell>
            </table:table-row>
            <table:table-row>
              <table:table-cell office:value-type="string">
                <text:p>ago/2012</text:p>
              </table:table-cell>
              <table:table-cell office:value-type="float" office:value="0">
                <text:p>0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set/2012</text:p>
              </table:table-cell>
              <table:table-cell office:value-type="float" office:value="64.3">
                <text:p>64.3</text:p>
              </table:table-cell>
              <table:table-cell office:value-type="float" office:value="32.3">
                <text:p>32.3</text:p>
              </table:table-cell>
            </table:table-row>
            <table:table-row>
              <table:table-cell office:value-type="string">
                <text:p>out/2012</text:p>
              </table:table-cell>
              <table:table-cell office:value-type="float" office:value="17.5">
                <text:p>17.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nov/2012</text:p>
              </table:table-cell>
              <table:table-cell office:value-type="float" office:value="115.3">
                <text:p>115.3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dez/2012</text:p>
              </table:table-cell>
              <table:table-cell office:value-type="float" office:value="65">
                <text:p>65</text:p>
              </table:table-cell>
              <table:table-cell office:value-type="float" office:value="46.7">
                <text:p>46.7</text:p>
              </table:table-cell>
            </table:table-row>
            <table:table-row>
              <table:table-cell office:value-type="string">
                <text:p>jan/2013</text:p>
              </table:table-cell>
              <table:table-cell office:value-type="float" office:value="301.7">
                <text:p>301.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fev/2013</text:p>
              </table:table-cell>
              <table:table-cell office:value-type="float" office:value="145.3">
                <text:p>145.3</text:p>
              </table:table-cell>
              <table:table-cell office:value-type="float" office:value="56.3">
                <text:p>56.3</text:p>
              </table:table-cell>
            </table:table-row>
            <table:table-row>
              <table:table-cell office:value-type="string">
                <text:p>mar/2013</text:p>
              </table:table-cell>
              <table:table-cell office:value-type="float" office:value="194.8">
                <text:p>194.8</text:p>
              </table:table-cell>
              <table:table-cell office:value-type="float" office:value="58.3">
                <text:p>58.3</text:p>
              </table:table-cell>
            </table:table-row>
            <table:table-row>
              <table:table-cell office:value-type="string">
                <text:p>abr/2013</text:p>
              </table:table-cell>
              <table:table-cell office:value-type="float" office:value="143">
                <text:p>143</text:p>
              </table:table-cell>
              <table:table-cell office:value-type="float" office:value="55.9">
                <text:p>55.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Windows_x86 LibreOffice_project/84102822e3d61eb989ddd325abf1ac07790498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 draw:fill-color="#ccffff"/>
    </style:style>
    <style:style style:name="ch2" style:family="chart">
      <style:chart-properties chart:auto-position="true"/>
      <style:graphic-properties draw:stroke="solid" svg:stroke-color="#ff0000" draw:fill="solid" draw:fill-color="#ffff00"/>
      <style:text-properties fo:color="#ff0000" fo:font-size="16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width="0.05cm" svg:stroke-color="#0000ff"/>
      <style:text-properties fo:color="#000080" fo:font-size="12pt" style:font-size-asian="10pt" style:font-size-complex="10pt"/>
    </style:style>
    <style:style style:name="ch6" style:family="chart">
      <style:chart-properties chart:auto-position="true" style:rotation-angle="0"/>
      <style:graphic-properties draw:fill="solid" draw:fill-color="#000080"/>
      <style:text-properties fo:color="#ffffff" fo:font-size="12pt" style:font-size-asian="9pt" style:font-size-complex="9pt"/>
    </style:style>
    <style:style style:name="ch7" style:family="chart" style:data-style-name="N11">
      <style:chart-properties chart:display-label="true" chart:logarithmic="false" chart:minimum="0.1" chart:maximum="1.1" chart:origin="0" chart:interval-major="0.1" chart:reverse-direction="false" text:line-break="false" chart:axis-position="1"/>
      <style:graphic-properties svg:stroke-width="0.05cm" svg:stroke-color="#0000ff"/>
      <style:text-properties fo:color="#000080" fo:font-size="10pt" style:font-size-asian="10pt" style:font-size-complex="10pt"/>
    </style:style>
    <style:style style:name="ch8" style:family="chart">
      <style:chart-properties chart:auto-position="true" style:rotation-angle="90"/>
      <style:graphic-properties draw:fill="solid" draw:fill-color="#000080"/>
      <style:text-properties fo:color="#ffffff" fo:font-size="12pt" style:font-size-asian="9pt" style:font-size-complex="9pt"/>
    </style:style>
    <style:style style:name="ch9" style:family="chart">
      <style:graphic-properties draw:stroke="dash" draw:stroke-dash="Ultrafine_20_Dashed" svg:stroke-color="#e6e6e6"/>
    </style:style>
    <style:style style:name="ch10" style:family="chart" style:data-style-name="N11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solid" draw:fill-color="#ffffcc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491cm" svg:height="13.734cm" xlink:href=".." xlink:type="simple" chart:class="chart:bar" chart:style-name="ch1">
        <chart:title svg:x="7.626cm" svg:y="0.41cm" chart:style-name="ch2">
          <text:p>Balanço da Livraria XTX</text:p>
        </chart:title>
        <chart:subtitle svg:x="10.251cm" svg:y="1.657cm" chart:style-name="ch3">
          <text:p>2013</text:p>
        </chart:subtitle>
        <chart:plot-area chart:style-name="ch4" table:cell-range-address="Planilha2.A1:Planilha2.B9" chart:data-source-has-labels="both" svg:x="1.61cm" svg:y="2.888cm" svg:width="19.023cm" svg:height="9.421cm">
          <chartooo:coordinate-region svg:x="3.21cm" svg:y="3.1cm" svg:width="17.423cm" svg:height="8.483cm"/>
          <chart:axis chart:dimension="x" chart:name="primary-x" chart:style-name="ch5" chartooo:axis-type="auto">
            <chartooo:date-scale/>
            <chart:title svg:x="8.981cm" svg:y="12.583cm" chart:style-name="ch6">
              <text:p>Produtos (var nominal)</text:p>
            </chart:title>
            <chart:categories table:cell-range-address="Planilha2.A2:Planilha2.A9"/>
          </chart:axis>
          <chart:axis chart:dimension="y" chart:name="primary-y" chart:style-name="ch7">
            <chart:title svg:x="0.451cm" svg:y="9.46cm" chart:style-name="ch8">
              <text:p>Lucor (var contínua)</text:p>
            </chart:title>
            <chart:grid chart:style-name="ch9" chart:class="major"/>
          </chart:axis>
          <chart:series chart:style-name="ch10" chart:values-cell-range-address="Planilha2.B2:Planilha2.B9" chart:label-cell-address="Planilha2.B1:Planilha2.B1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ucro (%)</text:p>
                <draw:g>
                  <svg:desc>Planilha2.B1:Planilha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neta</text:p>
                <draw:g>
                  <svg:desc>Planilha2.A2:Planilha2.A9</svg:desc>
                </draw:g>
              </table:table-cell>
              <table:table-cell office:value-type="float" office:value="0.33333">
                <text:p>0.33333</text:p>
                <draw:g>
                  <svg:desc>Planilha2.B2:Planilha2.B9</svg:desc>
                </draw:g>
              </table:table-cell>
            </table:table-row>
            <table:table-row>
              <table:table-cell office:value-type="string">
                <text:p>Lápis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Clips</text:p>
              </table:table-cell>
              <table:table-cell office:value-type="float" office:value="0.4646464">
                <text:p>0.4646464</text:p>
              </table:table-cell>
            </table:table-row>
            <table:table-row>
              <table:table-cell office:value-type="string">
                <text:p>Borracha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Grampeador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Papel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rampo</text:p>
              </table:table-cell>
              <table:table-cell office:value-type="float" office:value="0.589858">
                <text:p>0.589858</text:p>
              </table:table-cell>
            </table:table-row>
            <table:table-row>
              <table:table-cell office:value-type="string">
                <text:p>Agenda</text:p>
              </table:table-cell>
              <table:table-cell office:value-type="float" office:value="0.4">
                <text:p>0.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Windows_x86 LibreOffice_project/84102822e3d61eb989ddd325abf1ac077904985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opacity draw:name="ChartTransparencyGradient_20_1" draw:display-name="ChartTransparencyGradient 1" draw:style="ellipsoid" draw:cx="50%" draw:cy="50%" draw:start="100%" draw:end="0%" draw:angle="900" draw:border="0%"/>
    <draw:opacity draw:name="ChartTransparencyGradient_20_2" draw:display-name="ChartTransparencyGradient 2" draw:style="ellipsoid" draw:cx="60%" draw:cy="50%" draw:start="100%" draw:end="0%" draw:angle="900" draw:border="0%"/>
    <draw:opacity draw:name="ChartTransparencyGradient_20_3" draw:display-name="ChartTransparencyGradient 3" draw:style="linear" draw:start="100%" draw:end="0%" draw:angle="0" draw:border="0%"/>
    <draw:stroke-dash draw:name="Ultrafine_20_Dashed" draw:display-name="Ultrafine Dashed" draw:style="rect" draw:dots1="1" draw:dots1-length="0.051cm" draw:dots2="1" draw:dots2-length="0.051cm" draw:distance="0.051cm"/>
  </office:styles>
</office:document-styles>
</file>